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0.339cm" svg:y="1.615cm">
            <draw:object draw:notify-on-update-of-ranges="Sheet1.B1:Sheet1.B1 Sheet1.B2:Sheet1.B101 Sheet1.I1:Sheet1.I1 Sheet1.I2:Sheet1.I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381cm" svg:y="0.1cm">
            <draw:object draw:notify-on-update-of-ranges="Sheet1.F1:Sheet1.F1 Sheet1.F2:Sheet1.F101 Sheet1.H1:Sheet1.H1 Sheet1.H2:Sheet1.H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ensidad</text:p>
          </table:table-cell>
          <table:table-cell office:value-type="string" calcext:value-type="string">
            <text:p>degeneraty</text:p>
          </table:table-cell>
          <table:table-cell office:value-type="string" calcext:value-type="string">
            <text:p>m*sqrt(m)</text:p>
          </table:table-cell>
          <table:table-cell office:value-type="string" calcext:value-type="string">
            <text:p>1/2*degeneraty</text:p>
          </table:table-cell>
          <table:table-cell office:value-type="string" calcext:value-type="string">
            <text:p>Ms/100</text:p>
          </table:table-cell>
          <table:table-cell office:value-type="string" calcext:value-type="string">
            <text:p>ms/deg*10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27288" calcext:value-type="float">
            <text:p>0,127288</text:p>
          </table:table-cell>
          <table:table-cell office:value-type="float" office:value="0.0666667" calcext:value-type="float">
            <text:p>0,06666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C2]*100)" office:value-type="float" office:value="13" calcext:value-type="float">
            <text:p>13</text:p>
          </table:table-cell>
          <table:table-cell table:formula="of:=[.C2]/[.E2]*1000" office:value-type="float" office:value="42.4293333333333" calcext:value-type="float">
            <text:p>42,429333333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.56912" calcext:value-type="float">
            <text:p>4,56912</text:p>
          </table:table-cell>
          <table:table-cell office:value-type="float" office:value="0.0857143" calcext:value-type="float">
            <text:p>0,085714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ROUND([.C3]*100)" office:value-type="float" office:value="457" calcext:value-type="float">
            <text:p>457</text:p>
          </table:table-cell>
          <table:table-cell table:formula="of:=[.C3]/[.E3]*1000" office:value-type="float" office:value="253.84" calcext:value-type="float">
            <text:p>253,8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380777" calcext:value-type="float">
            <text:p>0,380777</text:p>
          </table:table-cell>
          <table:table-cell office:value-type="float" office:value="0.105263" calcext:value-type="float">
            <text:p>0,105263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formula="of:=ROUND([.C4]*100)" office:value-type="float" office:value="38" calcext:value-type="float">
            <text:p>38</text:p>
          </table:table-cell>
          <table:table-cell table:formula="of:=[.C4]/[.E4]*1000" office:value-type="float" office:value="9.519425" calcext:value-type="float">
            <text:p>9,5194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730151" calcext:value-type="float">
            <text:p>0,730151</text:p>
          </table:table-cell>
          <table:table-cell office:value-type="float" office:value="0.106667" calcext:value-type="float">
            <text:p>0,106667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float" office:value="48" calcext:value-type="float">
            <text:p>48</text:p>
          </table:table-cell>
          <table:table-cell table:formula="of:=ROUND([.C5]*100)" office:value-type="float" office:value="73" calcext:value-type="float">
            <text:p>73</text:p>
          </table:table-cell>
          <table:table-cell table:formula="of:=[.C5]/[.E5]*1000" office:value-type="float" office:value="7.60573958333333" calcext:value-type="float">
            <text:p>7,60573958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784643" calcext:value-type="float">
            <text:p>0,784643</text:p>
          </table:table-cell>
          <table:table-cell office:value-type="float" office:value="0.091954" calcext:value-type="float">
            <text:p>0,091954</text:p>
          </table:table-cell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table:formula="of:=ROUND([.C6]*100)" office:value-type="float" office:value="78" calcext:value-type="float">
            <text:p>78</text:p>
          </table:table-cell>
          <table:table-cell table:formula="of:=[.C6]/[.E6]*1000" office:value-type="float" office:value="9.8080375" calcext:value-type="float">
            <text:p>9,808037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.98997" calcext:value-type="float">
            <text:p>0,98997</text:p>
          </table:table-cell>
          <table:table-cell office:value-type="float" office:value="0.0840336" calcext:value-type="float">
            <text:p>0,0840336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50" calcext:value-type="float">
            <text:p>50</text:p>
          </table:table-cell>
          <table:table-cell table:formula="of:=ROUND([.C7]*100)" office:value-type="float" office:value="99" calcext:value-type="float">
            <text:p>99</text:p>
          </table:table-cell>
          <table:table-cell table:formula="of:=[.C7]/[.E7]*1000" office:value-type="float" office:value="9.8997" calcext:value-type="float">
            <text:p>9,899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.28552" calcext:value-type="float">
            <text:p>1,28552</text:p>
          </table:table-cell>
          <table:table-cell office:value-type="float" office:value="0.102564" calcext:value-type="float">
            <text:p>0,102564</text:p>
          </table:table-cell>
          <table:table-cell office:value-type="float" office:value="240" calcext:value-type="float">
            <text:p>240</text:p>
          </table:table-cell>
          <table:table-cell office:value-type="float" office:value="715" calcext:value-type="float">
            <text:p>715</text:p>
          </table:table-cell>
          <table:table-cell office:value-type="float" office:value="120" calcext:value-type="float">
            <text:p>120</text:p>
          </table:table-cell>
          <table:table-cell table:formula="of:=ROUND([.C8]*100)" office:value-type="float" office:value="129" calcext:value-type="float">
            <text:p>129</text:p>
          </table:table-cell>
          <table:table-cell table:formula="of:=[.C8]/[.E8]*1000" office:value-type="float" office:value="5.35633333333333" calcext:value-type="float">
            <text:p>5,35633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1.05964" calcext:value-type="float">
            <text:p>1,05964</text:p>
          </table:table-cell>
          <table:table-cell office:value-type="float" office:value="0.0919192" calcext:value-type="float">
            <text:p>0,0919192</text:p>
          </table:table-cell>
          <table:table-cell office:value-type="float" office:value="273" calcext:value-type="float">
            <text:p>273</text:p>
          </table:table-cell>
          <table:table-cell office:value-type="float" office:value="868" calcext:value-type="float">
            <text:p>868</text:p>
          </table:table-cell>
          <table:table-cell office:value-type="float" office:value="136" calcext:value-type="float">
            <text:p>136</text:p>
          </table:table-cell>
          <table:table-cell table:formula="of:=ROUND([.C9]*100)" office:value-type="float" office:value="106" calcext:value-type="float">
            <text:p>106</text:p>
          </table:table-cell>
          <table:table-cell table:formula="of:=[.C9]/[.E9]*1000" office:value-type="float" office:value="3.8814652014652" calcext:value-type="float">
            <text:p>3,881465201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1.59811" calcext:value-type="float">
            <text:p>1,59811</text:p>
          </table:table-cell>
          <table:table-cell office:value-type="float" office:value="0.105306" calcext:value-type="float">
            <text:p>0,105306</text:p>
          </table:table-cell>
          <table:table-cell office:value-type="float" office:value="516" calcext:value-type="float">
            <text:p>516</text:p>
          </table:table-cell>
          <table:table-cell office:value-type="float" office:value="1465" calcext:value-type="float">
            <text:p>1465</text:p>
          </table:table-cell>
          <table:table-cell office:value-type="float" office:value="258" calcext:value-type="float">
            <text:p>258</text:p>
          </table:table-cell>
          <table:table-cell table:formula="of:=ROUND([.C10]*100)" office:value-type="float" office:value="160" calcext:value-type="float">
            <text:p>160</text:p>
          </table:table-cell>
          <table:table-cell table:formula="of:=[.C10]/[.E10]*1000" office:value-type="float" office:value="3.09711240310078" calcext:value-type="float">
            <text:p>3,097112403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office:value-type="float" office:value="1.84985" calcext:value-type="float">
            <text:p>1,84985</text:p>
          </table:table-cell>
          <table:table-cell office:value-type="float" office:value="0.0962963" calcext:value-type="float">
            <text:p>0,0962963</text:p>
          </table:table-cell>
          <table:table-cell office:value-type="float" office:value="572" calcext:value-type="float">
            <text:p>572</text:p>
          </table:table-cell>
          <table:table-cell office:value-type="float" office:value="1710" calcext:value-type="float">
            <text:p>1710</text:p>
          </table:table-cell>
          <table:table-cell office:value-type="float" office:value="286" calcext:value-type="float">
            <text:p>286</text:p>
          </table:table-cell>
          <table:table-cell table:formula="of:=ROUND([.C11]*100)" office:value-type="float" office:value="185" calcext:value-type="float">
            <text:p>185</text:p>
          </table:table-cell>
          <table:table-cell table:formula="of:=[.C11]/[.E11]*1000" office:value-type="float" office:value="3.2340034965035" calcext:value-type="float">
            <text:p>3,234003496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float" office:value="2.02884" calcext:value-type="float">
            <text:p>2,02884</text:p>
          </table:table-cell>
          <table:table-cell office:value-type="float" office:value="0.0898305" calcext:value-type="float">
            <text:p>0,0898305</text:p>
          </table:table-cell>
          <table:table-cell office:value-type="float" office:value="636" calcext:value-type="float">
            <text:p>636</text:p>
          </table:table-cell>
          <table:table-cell office:value-type="float" office:value="2004" calcext:value-type="float">
            <text:p>2004</text:p>
          </table:table-cell>
          <table:table-cell office:value-type="float" office:value="318" calcext:value-type="float">
            <text:p>318</text:p>
          </table:table-cell>
          <table:table-cell table:formula="of:=ROUND([.C12]*100)" office:value-type="float" office:value="203" calcext:value-type="float">
            <text:p>203</text:p>
          </table:table-cell>
          <table:table-cell table:formula="of:=[.C12]/[.E12]*1000" office:value-type="float" office:value="3.19" calcext:value-type="float">
            <text:p>3,1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6" calcext:value-type="float">
            <text:p>216</text:p>
          </table:table-cell>
          <table:table-cell office:value-type="float" office:value="2.86739" calcext:value-type="float">
            <text:p>2,86739</text:p>
          </table:table-cell>
          <table:table-cell office:value-type="float" office:value="0.103846" calcext:value-type="float">
            <text:p>0,103846</text:p>
          </table:table-cell>
          <table:table-cell office:value-type="float" office:value="1080" calcext:value-type="float">
            <text:p>1080</text:p>
          </table:table-cell>
          <table:table-cell office:value-type="float" office:value="3174" calcext:value-type="float">
            <text:p>3174</text:p>
          </table:table-cell>
          <table:table-cell office:value-type="float" office:value="540" calcext:value-type="float">
            <text:p>540</text:p>
          </table:table-cell>
          <table:table-cell table:formula="of:=ROUND([.C13]*100)" office:value-type="float" office:value="287" calcext:value-type="float">
            <text:p>287</text:p>
          </table:table-cell>
          <table:table-cell table:formula="of:=[.C13]/[.E13]*1000" office:value-type="float" office:value="2.65499074074074" calcext:value-type="float">
            <text:p>2,654990740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7" calcext:value-type="float">
            <text:p>237</text:p>
          </table:table-cell>
          <table:table-cell office:value-type="float" office:value="2.96982" calcext:value-type="float">
            <text:p>2,96982</text:p>
          </table:table-cell>
          <table:table-cell office:value-type="float" office:value="0.0981366" calcext:value-type="float">
            <text:p>0,0981366</text:p>
          </table:table-cell>
          <table:table-cell office:value-type="float" office:value="1185" calcext:value-type="float">
            <text:p>1185</text:p>
          </table:table-cell>
          <table:table-cell office:value-type="float" office:value="3648" calcext:value-type="float">
            <text:p>3648</text:p>
          </table:table-cell>
          <table:table-cell office:value-type="float" office:value="592" calcext:value-type="float">
            <text:p>592</text:p>
          </table:table-cell>
          <table:table-cell table:formula="of:=ROUND([.C14]*100)" office:value-type="float" office:value="297" calcext:value-type="float">
            <text:p>297</text:p>
          </table:table-cell>
          <table:table-cell table:formula="of:=[.C14]/[.E14]*1000" office:value-type="float" office:value="2.50617721518987" calcext:value-type="float">
            <text:p>2,506177215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5" calcext:value-type="float">
            <text:p>245</text:p>
          </table:table-cell>
          <table:table-cell office:value-type="float" office:value="3.34447" calcext:value-type="float">
            <text:p>3,34447</text:p>
          </table:table-cell>
          <table:table-cell office:value-type="float" office:value="0.0882883" calcext:value-type="float">
            <text:p>0,0882883</text:p>
          </table:table-cell>
          <table:table-cell office:value-type="float" office:value="1225" calcext:value-type="float">
            <text:p>1225</text:p>
          </table:table-cell>
          <table:table-cell office:value-type="float" office:value="3834" calcext:value-type="float">
            <text:p>3834</text:p>
          </table:table-cell>
          <table:table-cell office:value-type="float" office:value="612" calcext:value-type="float">
            <text:p>612</text:p>
          </table:table-cell>
          <table:table-cell table:formula="of:=ROUND([.C15]*100)" office:value-type="float" office:value="334" calcext:value-type="float">
            <text:p>334</text:p>
          </table:table-cell>
          <table:table-cell table:formula="of:=[.C15]/[.E15]*1000" office:value-type="float" office:value="2.73017959183673" calcext:value-type="float">
            <text:p>2,730179591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office:value-type="float" office:value="4.96208" calcext:value-type="float">
            <text:p>4,96208</text:p>
          </table:table-cell>
          <table:table-cell office:value-type="float" office:value="0.0993671" calcext:value-type="float">
            <text:p>0,0993671</text:p>
          </table:table-cell>
          <table:table-cell office:value-type="float" office:value="1570" calcext:value-type="float">
            <text:p>1570</text:p>
          </table:table-cell>
          <table:table-cell office:value-type="float" office:value="5564" calcext:value-type="float">
            <text:p>5564</text:p>
          </table:table-cell>
          <table:table-cell office:value-type="float" office:value="785" calcext:value-type="float">
            <text:p>785</text:p>
          </table:table-cell>
          <table:table-cell table:formula="of:=ROUND([.C16]*100)" office:value-type="float" office:value="496" calcext:value-type="float">
            <text:p>496</text:p>
          </table:table-cell>
          <table:table-cell table:formula="of:=[.C16]/[.E16]*1000" office:value-type="float" office:value="3.16056050955414" calcext:value-type="float">
            <text:p>3,160560509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0" calcext:value-type="float">
            <text:p>390</text:p>
          </table:table-cell>
          <table:table-cell office:value-type="float" office:value="6.34258" calcext:value-type="float">
            <text:p>6,34258</text:p>
          </table:table-cell>
          <table:table-cell office:value-type="float" office:value="0.109244" calcext:value-type="float">
            <text:p>0,109244</text:p>
          </table:table-cell>
          <table:table-cell office:value-type="float" office:value="2340" calcext:value-type="float">
            <text:p>2340</text:p>
          </table:table-cell>
          <table:table-cell office:value-type="float" office:value="7701" calcext:value-type="float">
            <text:p>7701</text:p>
          </table:table-cell>
          <table:table-cell office:value-type="float" office:value="1170" calcext:value-type="float">
            <text:p>1170</text:p>
          </table:table-cell>
          <table:table-cell table:formula="of:=ROUND([.C17]*100)" office:value-type="float" office:value="634" calcext:value-type="float">
            <text:p>634</text:p>
          </table:table-cell>
          <table:table-cell table:formula="of:=[.C17]/[.E17]*1000" office:value-type="float" office:value="2.71050427350427" calcext:value-type="float">
            <text:p>2,710504273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3" calcext:value-type="float">
            <text:p>403</text:p>
          </table:table-cell>
          <table:table-cell office:value-type="float" office:value="5.667" calcext:value-type="float">
            <text:p>5,667</text:p>
          </table:table-cell>
          <table:table-cell office:value-type="float" office:value="0.100624" calcext:value-type="float">
            <text:p>0,100624</text:p>
          </table:table-cell>
          <table:table-cell office:value-type="float" office:value="2418" calcext:value-type="float">
            <text:p>2418</text:p>
          </table:table-cell>
          <table:table-cell office:value-type="float" office:value="8090" calcext:value-type="float">
            <text:p>8090</text:p>
          </table:table-cell>
          <table:table-cell office:value-type="float" office:value="1209" calcext:value-type="float">
            <text:p>1209</text:p>
          </table:table-cell>
          <table:table-cell table:formula="of:=ROUND([.C18]*100)" office:value-type="float" office:value="567" calcext:value-type="float">
            <text:p>567</text:p>
          </table:table-cell>
          <table:table-cell table:formula="of:=[.C18]/[.E18]*1000" office:value-type="float" office:value="2.34367245657568" calcext:value-type="float">
            <text:p>2,343672456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1" calcext:value-type="float">
            <text:p>451</text:p>
          </table:table-cell>
          <table:table-cell office:value-type="float" office:value="5.64951" calcext:value-type="float">
            <text:p>5,64951</text:p>
          </table:table-cell>
          <table:table-cell office:value-type="float" office:value="0.101008" calcext:value-type="float">
            <text:p>0,101008</text:p>
          </table:table-cell>
          <table:table-cell office:value-type="float" office:value="3157" calcext:value-type="float">
            <text:p>3157</text:p>
          </table:table-cell>
          <table:table-cell office:value-type="float" office:value="9577" calcext:value-type="float">
            <text:p>9577</text:p>
          </table:table-cell>
          <table:table-cell office:value-type="float" office:value="1578" calcext:value-type="float">
            <text:p>1578</text:p>
          </table:table-cell>
          <table:table-cell table:formula="of:=ROUND([.C19]*100)" office:value-type="float" office:value="565" calcext:value-type="float">
            <text:p>565</text:p>
          </table:table-cell>
          <table:table-cell table:formula="of:=[.C19]/[.E19]*1000" office:value-type="float" office:value="1.78951853025024" calcext:value-type="float">
            <text:p>1,789518530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2" calcext:value-type="float">
            <text:p>462</text:p>
          </table:table-cell>
          <table:table-cell office:value-type="float" office:value="5.73291" calcext:value-type="float">
            <text:p>5,73291</text:p>
          </table:table-cell>
          <table:table-cell office:value-type="float" office:value="0.0933333" calcext:value-type="float">
            <text:p>0,0933333</text:p>
          </table:table-cell>
          <table:table-cell office:value-type="float" office:value="2772" calcext:value-type="float">
            <text:p>2772</text:p>
          </table:table-cell>
          <table:table-cell office:value-type="float" office:value="9930" calcext:value-type="float">
            <text:p>9930</text:p>
          </table:table-cell>
          <table:table-cell office:value-type="float" office:value="1386" calcext:value-type="float">
            <text:p>1386</text:p>
          </table:table-cell>
          <table:table-cell table:formula="of:=ROUND([.C20]*100)" office:value-type="float" office:value="573" calcext:value-type="float">
            <text:p>573</text:p>
          </table:table-cell>
          <table:table-cell table:formula="of:=[.C20]/[.E20]*1000" office:value-type="float" office:value="2.06814935064935" calcext:value-type="float">
            <text:p>2,068149350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  <table:table-cell office:value-type="float" office:value="7.23648" calcext:value-type="float">
            <text:p>7,23648</text:p>
          </table:table-cell>
          <table:table-cell office:value-type="float" office:value="0.102564" calcext:value-type="float">
            <text:p>0,102564</text:p>
          </table:table-cell>
          <table:table-cell office:value-type="float" office:value="3920" calcext:value-type="float">
            <text:p>3920</text:p>
          </table:table-cell>
          <table:table-cell office:value-type="float" office:value="13252" calcext:value-type="float">
            <text:p>13252</text:p>
          </table:table-cell>
          <table:table-cell office:value-type="float" office:value="1960" calcext:value-type="float">
            <text:p>1960</text:p>
          </table:table-cell>
          <table:table-cell table:formula="of:=ROUND([.C21]*100)" office:value-type="float" office:value="724" calcext:value-type="float">
            <text:p>724</text:p>
          </table:table-cell>
          <table:table-cell table:formula="of:=[.C21]/[.E21]*1000" office:value-type="float" office:value="1.84604081632653" calcext:value-type="float">
            <text:p>1,846040816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1" calcext:value-type="float">
            <text:p>601</text:p>
          </table:table-cell>
          <table:table-cell office:value-type="float" office:value="8.01361" calcext:value-type="float">
            <text:p>8,01361</text:p>
          </table:table-cell>
          <table:table-cell office:value-type="float" office:value="0.10025" calcext:value-type="float">
            <text:p>0,10025</text:p>
          </table:table-cell>
          <table:table-cell office:value-type="float" office:value="4207" calcext:value-type="float">
            <text:p>4207</text:p>
          </table:table-cell>
          <table:table-cell office:value-type="float" office:value="14733" calcext:value-type="float">
            <text:p>14733</text:p>
          </table:table-cell>
          <table:table-cell office:value-type="float" office:value="2103" calcext:value-type="float">
            <text:p>2103</text:p>
          </table:table-cell>
          <table:table-cell table:formula="of:=ROUND([.C22]*100)" office:value-type="float" office:value="801" calcext:value-type="float">
            <text:p>801</text:p>
          </table:table-cell>
          <table:table-cell table:formula="of:=[.C22]/[.E22]*1000" office:value-type="float" office:value="1.90482766817209" calcext:value-type="float">
            <text:p>1,904827668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50" calcext:value-type="float">
            <text:p>650</text:p>
          </table:table-cell>
          <table:table-cell office:value-type="float" office:value="8.72804" calcext:value-type="float">
            <text:p>8,72804</text:p>
          </table:table-cell>
          <table:table-cell office:value-type="float" office:value="0.0991609" calcext:value-type="float">
            <text:p>0,0991609</text:p>
          </table:table-cell>
          <table:table-cell office:value-type="float" office:value="5200" calcext:value-type="float">
            <text:p>5200</text:p>
          </table:table-cell>
          <table:table-cell office:value-type="float" office:value="16571" calcext:value-type="float">
            <text:p>16571</text:p>
          </table:table-cell>
          <table:table-cell office:value-type="float" office:value="2600" calcext:value-type="float">
            <text:p>2600</text:p>
          </table:table-cell>
          <table:table-cell table:formula="of:=ROUND([.C23]*100)" office:value-type="float" office:value="873" calcext:value-type="float">
            <text:p>873</text:p>
          </table:table-cell>
          <table:table-cell table:formula="of:=[.C23]/[.E23]*1000" office:value-type="float" office:value="1.67846923076923" calcext:value-type="float">
            <text:p>1,678469230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9" calcext:value-type="float">
            <text:p>729</text:p>
          </table:table-cell>
          <table:table-cell office:value-type="float" office:value="12.075" calcext:value-type="float">
            <text:p>12,075</text:p>
          </table:table-cell>
          <table:table-cell office:value-type="float" office:value="0.102101" calcext:value-type="float">
            <text:p>0,102101</text:p>
          </table:table-cell>
          <table:table-cell office:value-type="float" office:value="6561" calcext:value-type="float">
            <text:p>6561</text:p>
          </table:table-cell>
          <table:table-cell office:value-type="float" office:value="19683" calcext:value-type="float">
            <text:p>19683</text:p>
          </table:table-cell>
          <table:table-cell office:value-type="float" office:value="3280" calcext:value-type="float">
            <text:p>3280</text:p>
          </table:table-cell>
          <table:table-cell table:formula="of:=ROUND([.C24]*100)" office:value-type="float" office:value="1208" calcext:value-type="float">
            <text:p>1208</text:p>
          </table:table-cell>
          <table:table-cell table:formula="of:=[.C24]/[.E24]*1000" office:value-type="float" office:value="1.84042066758116" calcext:value-type="float">
            <text:p>1,840420667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52" calcext:value-type="float">
            <text:p>752</text:p>
          </table:table-cell>
          <table:table-cell office:value-type="float" office:value="12.15" calcext:value-type="float">
            <text:p>12,15</text:p>
          </table:table-cell>
          <table:table-cell office:value-type="float" office:value="0.0970323" calcext:value-type="float">
            <text:p>0,0970323</text:p>
          </table:table-cell>
          <table:table-cell office:value-type="float" office:value="6016" calcext:value-type="float">
            <text:p>6016</text:p>
          </table:table-cell>
          <table:table-cell office:value-type="float" office:value="20621" calcext:value-type="float">
            <text:p>20621</text:p>
          </table:table-cell>
          <table:table-cell office:value-type="float" office:value="3008" calcext:value-type="float">
            <text:p>3008</text:p>
          </table:table-cell>
          <table:table-cell table:formula="of:=ROUND([.C25]*100)" office:value-type="float" office:value="1215" calcext:value-type="float">
            <text:p>1215</text:p>
          </table:table-cell>
          <table:table-cell table:formula="of:=[.C25]/[.E25]*1000" office:value-type="float" office:value="2.01961436170213" calcext:value-type="float">
            <text:p>2,019614361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77" calcext:value-type="float">
            <text:p>877</text:p>
          </table:table-cell>
          <table:table-cell office:value-type="float" office:value="15.3145" calcext:value-type="float">
            <text:p>15,3145</text:p>
          </table:table-cell>
          <table:table-cell office:value-type="float" office:value="0.104592" calcext:value-type="float">
            <text:p>0,104592</text:p>
          </table:table-cell>
          <table:table-cell office:value-type="float" office:value="7893" calcext:value-type="float">
            <text:p>7893</text:p>
          </table:table-cell>
          <table:table-cell office:value-type="float" office:value="25971" calcext:value-type="float">
            <text:p>25971</text:p>
          </table:table-cell>
          <table:table-cell office:value-type="float" office:value="3946" calcext:value-type="float">
            <text:p>3946</text:p>
          </table:table-cell>
          <table:table-cell table:formula="of:=ROUND([.C26]*100)" office:value-type="float" office:value="1531" calcext:value-type="float">
            <text:p>1531</text:p>
          </table:table-cell>
          <table:table-cell table:formula="of:=[.C26]/[.E26]*1000" office:value-type="float" office:value="1.94026352464209" calcext:value-type="float">
            <text:p>1,940263524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04" calcext:value-type="float">
            <text:p>904</text:p>
          </table:table-cell>
          <table:table-cell office:value-type="float" office:value="18.048" calcext:value-type="float">
            <text:p>18,048</text:p>
          </table:table-cell>
          <table:table-cell office:value-type="float" office:value="0.0999447" calcext:value-type="float">
            <text:p>0,0999447</text:p>
          </table:table-cell>
          <table:table-cell office:value-type="float" office:value="8136" calcext:value-type="float">
            <text:p>8136</text:p>
          </table:table-cell>
          <table:table-cell office:value-type="float" office:value="27180" calcext:value-type="float">
            <text:p>27180</text:p>
          </table:table-cell>
          <table:table-cell office:value-type="float" office:value="4068" calcext:value-type="float">
            <text:p>4068</text:p>
          </table:table-cell>
          <table:table-cell table:formula="of:=ROUND([.C27]*100)" office:value-type="float" office:value="1805" calcext:value-type="float">
            <text:p>1805</text:p>
          </table:table-cell>
          <table:table-cell table:formula="of:=[.C27]/[.E27]*1000" office:value-type="float" office:value="2.21828908554572" calcext:value-type="float">
            <text:p>2,218289085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8" calcext:value-type="float">
            <text:p>948</text:p>
          </table:table-cell>
          <table:table-cell office:value-type="float" office:value="16.7762" calcext:value-type="float">
            <text:p>16,7762</text:p>
          </table:table-cell>
          <table:table-cell office:value-type="float" office:value="0.0974306" calcext:value-type="float">
            <text:p>0,0974306</text:p>
          </table:table-cell>
          <table:table-cell office:value-type="float" office:value="8532" calcext:value-type="float">
            <text:p>8532</text:p>
          </table:table-cell>
          <table:table-cell office:value-type="float" office:value="29188" calcext:value-type="float">
            <text:p>29188</text:p>
          </table:table-cell>
          <table:table-cell office:value-type="float" office:value="4266" calcext:value-type="float">
            <text:p>4266</text:p>
          </table:table-cell>
          <table:table-cell table:formula="of:=ROUND([.C28]*100)" office:value-type="float" office:value="1678" calcext:value-type="float">
            <text:p>1678</text:p>
          </table:table-cell>
          <table:table-cell table:formula="of:=[.C28]/[.E28]*1000" office:value-type="float" office:value="1.96626816690108" calcext:value-type="float">
            <text:p>1,966268166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float" office:value="19.2022" calcext:value-type="float">
            <text:p>19,2022</text:p>
          </table:table-cell>
          <table:table-cell office:value-type="float" office:value="0.100575" calcext:value-type="float">
            <text:p>0,100575</text:p>
          </table:table-cell>
          <table:table-cell office:value-type="float" office:value="10500" calcext:value-type="float">
            <text:p>10500</text:p>
          </table:table-cell>
          <table:table-cell office:value-type="float" office:value="34023" calcext:value-type="float">
            <text:p>34023</text:p>
          </table:table-cell>
          <table:table-cell office:value-type="float" office:value="5250" calcext:value-type="float">
            <text:p>5250</text:p>
          </table:table-cell>
          <table:table-cell table:formula="of:=ROUND([.C29]*100)" office:value-type="float" office:value="1920" calcext:value-type="float">
            <text:p>1920</text:p>
          </table:table-cell>
          <table:table-cell table:formula="of:=[.C29]/[.E29]*1000" office:value-type="float" office:value="1.82878095238095" calcext:value-type="float">
            <text:p>1,828780952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office:value-type="float" office:value="23.0846" calcext:value-type="float">
            <text:p>23,0846</text:p>
          </table:table-cell>
          <table:table-cell office:value-type="float" office:value="0.103087" calcext:value-type="float">
            <text:p>0,103087</text:p>
          </table:table-cell>
          <table:table-cell office:value-type="float" office:value="12672" calcext:value-type="float">
            <text:p>12672</text:p>
          </table:table-cell>
          <table:table-cell office:value-type="float" office:value="39100" calcext:value-type="float">
            <text:p>39100</text:p>
          </table:table-cell>
          <table:table-cell office:value-type="float" office:value="6336" calcext:value-type="float">
            <text:p>6336</text:p>
          </table:table-cell>
          <table:table-cell table:formula="of:=ROUND([.C30]*100)" office:value-type="float" office:value="2308" calcext:value-type="float">
            <text:p>2308</text:p>
          </table:table-cell>
          <table:table-cell table:formula="of:=[.C30]/[.E30]*1000" office:value-type="float" office:value="1.82170138888889" calcext:value-type="float">
            <text:p>1,821701388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67" calcext:value-type="float">
            <text:p>1267</text:p>
          </table:table-cell>
          <table:table-cell office:value-type="float" office:value="27.9345" calcext:value-type="float">
            <text:p>27,9345</text:p>
          </table:table-cell>
          <table:table-cell office:value-type="float" office:value="0.106158" calcext:value-type="float">
            <text:p>0,106158</text:p>
          </table:table-cell>
          <table:table-cell office:value-type="float" office:value="13937" calcext:value-type="float">
            <text:p>13937</text:p>
          </table:table-cell>
          <table:table-cell office:value-type="float" office:value="45098" calcext:value-type="float">
            <text:p>45098</text:p>
          </table:table-cell>
          <table:table-cell office:value-type="float" office:value="6968" calcext:value-type="float">
            <text:p>6968</text:p>
          </table:table-cell>
          <table:table-cell table:formula="of:=ROUND([.C31]*100)" office:value-type="float" office:value="2793" calcext:value-type="float">
            <text:p>2793</text:p>
          </table:table-cell>
          <table:table-cell table:formula="of:=[.C31]/[.E31]*1000" office:value-type="float" office:value="2.0043409629045" calcext:value-type="float">
            <text:p>2,004340962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8" calcext:value-type="float">
            <text:p>1288</text:p>
          </table:table-cell>
          <table:table-cell office:value-type="float" office:value="26.0789" calcext:value-type="float">
            <text:p>26,0789</text:p>
          </table:table-cell>
          <table:table-cell office:value-type="float" office:value="0.101258" calcext:value-type="float">
            <text:p>0,101258</text:p>
          </table:table-cell>
          <table:table-cell office:value-type="float" office:value="14168" calcext:value-type="float">
            <text:p>14168</text:p>
          </table:table-cell>
          <table:table-cell office:value-type="float" office:value="46224" calcext:value-type="float">
            <text:p>46224</text:p>
          </table:table-cell>
          <table:table-cell office:value-type="float" office:value="7084" calcext:value-type="float">
            <text:p>7084</text:p>
          </table:table-cell>
          <table:table-cell table:formula="of:=ROUND([.C32]*100)" office:value-type="float" office:value="2608" calcext:value-type="float">
            <text:p>2608</text:p>
          </table:table-cell>
          <table:table-cell table:formula="of:=[.C32]/[.E32]*1000" office:value-type="float" office:value="1.8406902879729" calcext:value-type="float">
            <text:p>1,84069028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61" calcext:value-type="float">
            <text:p>1361</text:p>
          </table:table-cell>
          <table:table-cell office:value-type="float" office:value="30.3845" calcext:value-type="float">
            <text:p>30,3845</text:p>
          </table:table-cell>
          <table:table-cell office:value-type="float" office:value="0.100591" calcext:value-type="float">
            <text:p>0,100591</text:p>
          </table:table-cell>
          <table:table-cell office:value-type="float" office:value="16332" calcext:value-type="float">
            <text:p>16332</text:p>
          </table:table-cell>
          <table:table-cell office:value-type="float" office:value="50209" calcext:value-type="float">
            <text:p>50209</text:p>
          </table:table-cell>
          <table:table-cell office:value-type="float" office:value="8166" calcext:value-type="float">
            <text:p>8166</text:p>
          </table:table-cell>
          <table:table-cell table:formula="of:=ROUND([.C33]*100)" office:value-type="float" office:value="3038" calcext:value-type="float">
            <text:p>3038</text:p>
          </table:table-cell>
          <table:table-cell table:formula="of:=[.C33]/[.E33]*1000" office:value-type="float" office:value="1.86042738182709" calcext:value-type="float">
            <text:p>1,860427381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0" calcext:value-type="float">
            <text:p>1480</text:p>
          </table:table-cell>
          <table:table-cell office:value-type="float" office:value="34.1572" calcext:value-type="float">
            <text:p>34,1572</text:p>
          </table:table-cell>
          <table:table-cell office:value-type="float" office:value="0.103028" calcext:value-type="float">
            <text:p>0,103028</text:p>
          </table:table-cell>
          <table:table-cell office:value-type="float" office:value="17760" calcext:value-type="float">
            <text:p>17760</text:p>
          </table:table-cell>
          <table:table-cell office:value-type="float" office:value="56936" calcext:value-type="float">
            <text:p>56936</text:p>
          </table:table-cell>
          <table:table-cell office:value-type="float" office:value="8880" calcext:value-type="float">
            <text:p>8880</text:p>
          </table:table-cell>
          <table:table-cell table:formula="of:=ROUND([.C34]*100)" office:value-type="float" office:value="3416" calcext:value-type="float">
            <text:p>3416</text:p>
          </table:table-cell>
          <table:table-cell table:formula="of:=[.C34]/[.E34]*1000" office:value-type="float" office:value="1.92326576576577" calcext:value-type="float">
            <text:p>1,923265765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03" calcext:value-type="float">
            <text:p>1503</text:p>
          </table:table-cell>
          <table:table-cell office:value-type="float" office:value="30.9028" calcext:value-type="float">
            <text:p>30,9028</text:p>
          </table:table-cell>
          <table:table-cell office:value-type="float" office:value="0.0987192" calcext:value-type="float">
            <text:p>0,0987192</text:p>
          </table:table-cell>
          <table:table-cell office:value-type="float" office:value="18036" calcext:value-type="float">
            <text:p>18036</text:p>
          </table:table-cell>
          <table:table-cell office:value-type="float" office:value="58269" calcext:value-type="float">
            <text:p>58269</text:p>
          </table:table-cell>
          <table:table-cell office:value-type="float" office:value="9018" calcext:value-type="float">
            <text:p>9018</text:p>
          </table:table-cell>
          <table:table-cell table:formula="of:=ROUND([.C35]*100)" office:value-type="float" office:value="3090" calcext:value-type="float">
            <text:p>3090</text:p>
          </table:table-cell>
          <table:table-cell table:formula="of:=[.C35]/[.E35]*1000" office:value-type="float" office:value="1.7133954313595" calcext:value-type="float">
            <text:p>1,713395431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85" calcext:value-type="float">
            <text:p>1685</text:p>
          </table:table-cell>
          <table:table-cell office:value-type="float" office:value="33.4219" calcext:value-type="float">
            <text:p>33,4219</text:p>
          </table:table-cell>
          <table:table-cell office:value-type="float" office:value="0.104593" calcext:value-type="float">
            <text:p>0,104593</text:p>
          </table:table-cell>
          <table:table-cell office:value-type="float" office:value="21905" calcext:value-type="float">
            <text:p>21905</text:p>
          </table:table-cell>
          <table:table-cell office:value-type="float" office:value="69167" calcext:value-type="float">
            <text:p>69167</text:p>
          </table:table-cell>
          <table:table-cell office:value-type="float" office:value="10952" calcext:value-type="float">
            <text:p>10952</text:p>
          </table:table-cell>
          <table:table-cell table:formula="of:=ROUND([.C36]*100)" office:value-type="float" office:value="3342" calcext:value-type="float">
            <text:p>3342</text:p>
          </table:table-cell>
          <table:table-cell table:formula="of:=[.C36]/[.E36]*1000" office:value-type="float" office:value="1.5257658068934" calcext:value-type="float">
            <text:p>1,5257658069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98" calcext:value-type="float">
            <text:p>1698</text:p>
          </table:table-cell>
          <table:table-cell office:value-type="float" office:value="31.7592" calcext:value-type="float">
            <text:p>31,7592</text:p>
          </table:table-cell>
          <table:table-cell office:value-type="float" office:value="0.099765" calcext:value-type="float">
            <text:p>0,099765</text:p>
          </table:table-cell>
          <table:table-cell office:value-type="float" office:value="22074" calcext:value-type="float">
            <text:p>22074</text:p>
          </table:table-cell>
          <table:table-cell office:value-type="float" office:value="69969" calcext:value-type="float">
            <text:p>69969</text:p>
          </table:table-cell>
          <table:table-cell office:value-type="float" office:value="11037" calcext:value-type="float">
            <text:p>11037</text:p>
          </table:table-cell>
          <table:table-cell table:formula="of:=ROUND([.C37]*100)" office:value-type="float" office:value="3176" calcext:value-type="float">
            <text:p>3176</text:p>
          </table:table-cell>
          <table:table-cell table:formula="of:=[.C37]/[.E37]*1000" office:value-type="float" office:value="1.43876053275347" calcext:value-type="float">
            <text:p>1,438760532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73" calcext:value-type="float">
            <text:p>1873</text:p>
          </table:table-cell>
          <table:table-cell office:value-type="float" office:value="38.0045" calcext:value-type="float">
            <text:p>38,0045</text:p>
          </table:table-cell>
          <table:table-cell office:value-type="float" office:value="0.104316" calcext:value-type="float">
            <text:p>0,104316</text:p>
          </table:table-cell>
          <table:table-cell office:value-type="float" office:value="26222" calcext:value-type="float">
            <text:p>26222</text:p>
          </table:table-cell>
          <table:table-cell office:value-type="float" office:value="81060" calcext:value-type="float">
            <text:p>81060</text:p>
          </table:table-cell>
          <table:table-cell office:value-type="float" office:value="13111" calcext:value-type="float">
            <text:p>13111</text:p>
          </table:table-cell>
          <table:table-cell table:formula="of:=ROUND([.C38]*100)" office:value-type="float" office:value="3800" calcext:value-type="float">
            <text:p>3800</text:p>
          </table:table-cell>
          <table:table-cell table:formula="of:=[.C38]/[.E38]*1000" office:value-type="float" office:value="1.44933643505453" calcext:value-type="float">
            <text:p>1,449336435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3" calcext:value-type="float">
            <text:p>1963</text:p>
          </table:table-cell>
          <table:table-cell office:value-type="float" office:value="38.9346" calcext:value-type="float">
            <text:p>38,9346</text:p>
          </table:table-cell>
          <table:table-cell office:value-type="float" office:value="0.10378" calcext:value-type="float">
            <text:p>0,10378</text:p>
          </table:table-cell>
          <table:table-cell office:value-type="float" office:value="27482" calcext:value-type="float">
            <text:p>27482</text:p>
          </table:table-cell>
          <table:table-cell office:value-type="float" office:value="86972" calcext:value-type="float">
            <text:p>86972</text:p>
          </table:table-cell>
          <table:table-cell office:value-type="float" office:value="13741" calcext:value-type="float">
            <text:p>13741</text:p>
          </table:table-cell>
          <table:table-cell table:formula="of:=ROUND([.C39]*100)" office:value-type="float" office:value="3893" calcext:value-type="float">
            <text:p>3893</text:p>
          </table:table-cell>
          <table:table-cell table:formula="of:=[.C39]/[.E39]*1000" office:value-type="float" office:value="1.41673095116804" calcext:value-type="float">
            <text:p>1,416730951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63" calcext:value-type="float">
            <text:p>1963</text:p>
          </table:table-cell>
          <table:table-cell office:value-type="float" office:value="39.387" calcext:value-type="float">
            <text:p>39,387</text:p>
          </table:table-cell>
          <table:table-cell office:value-type="float" office:value="0.0986432" calcext:value-type="float">
            <text:p>0,0986432</text:p>
          </table:table-cell>
          <table:table-cell office:value-type="float" office:value="27482" calcext:value-type="float">
            <text:p>27482</text:p>
          </table:table-cell>
          <table:table-cell office:value-type="float" office:value="86972" calcext:value-type="float">
            <text:p>86972</text:p>
          </table:table-cell>
          <table:table-cell office:value-type="float" office:value="13741" calcext:value-type="float">
            <text:p>13741</text:p>
          </table:table-cell>
          <table:table-cell table:formula="of:=ROUND([.C40]*100)" office:value-type="float" office:value="3939" calcext:value-type="float">
            <text:p>3939</text:p>
          </table:table-cell>
          <table:table-cell table:formula="of:=[.C40]/[.E40]*1000" office:value-type="float" office:value="1.43319263517939" calcext:value-type="float">
            <text:p>1,433192635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4" calcext:value-type="float">
            <text:p>2024</text:p>
          </table:table-cell>
          <table:table-cell office:value-type="float" office:value="40.5358" calcext:value-type="float">
            <text:p>40,5358</text:p>
          </table:table-cell>
          <table:table-cell office:value-type="float" office:value="0.0967958" calcext:value-type="float">
            <text:p>0,0967958</text:p>
          </table:table-cell>
          <table:table-cell office:value-type="float" office:value="28336" calcext:value-type="float">
            <text:p>28336</text:p>
          </table:table-cell>
          <table:table-cell office:value-type="float" office:value="91057" calcext:value-type="float">
            <text:p>91057</text:p>
          </table:table-cell>
          <table:table-cell office:value-type="float" office:value="14168" calcext:value-type="float">
            <text:p>14168</text:p>
          </table:table-cell>
          <table:table-cell table:formula="of:=ROUND([.C41]*100)" office:value-type="float" office:value="4054" calcext:value-type="float">
            <text:p>4054</text:p>
          </table:table-cell>
          <table:table-cell table:formula="of:=[.C41]/[.E41]*1000" office:value-type="float" office:value="1.43054065499718" calcext:value-type="float">
            <text:p>1,43054065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8" calcext:value-type="float">
            <text:p>2208</text:p>
          </table:table-cell>
          <table:table-cell office:value-type="float" office:value="45.4521" calcext:value-type="float">
            <text:p>45,4521</text:p>
          </table:table-cell>
          <table:table-cell office:value-type="float" office:value="0.100615" calcext:value-type="float">
            <text:p>0,100615</text:p>
          </table:table-cell>
          <table:table-cell office:value-type="float" office:value="33120" calcext:value-type="float">
            <text:p>33120</text:p>
          </table:table-cell>
          <table:table-cell office:value-type="float" office:value="103752" calcext:value-type="float">
            <text:p>103752</text:p>
          </table:table-cell>
          <table:table-cell office:value-type="float" office:value="16560" calcext:value-type="float">
            <text:p>16560</text:p>
          </table:table-cell>
          <table:table-cell table:formula="of:=ROUND([.C42]*100)" office:value-type="float" office:value="4545" calcext:value-type="float">
            <text:p>4545</text:p>
          </table:table-cell>
          <table:table-cell table:formula="of:=[.C42]/[.E42]*1000" office:value-type="float" office:value="1.37234601449275" calcext:value-type="float">
            <text:p>1,372346014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43" calcext:value-type="float">
            <text:p>2343</text:p>
          </table:table-cell>
          <table:table-cell office:value-type="float" office:value="49.4918" calcext:value-type="float">
            <text:p>49,4918</text:p>
          </table:table-cell>
          <table:table-cell office:value-type="float" office:value="0.101847" calcext:value-type="float">
            <text:p>0,101847</text:p>
          </table:table-cell>
          <table:table-cell office:value-type="float" office:value="37488" calcext:value-type="float">
            <text:p>37488</text:p>
          </table:table-cell>
          <table:table-cell office:value-type="float" office:value="113411" calcext:value-type="float">
            <text:p>113411</text:p>
          </table:table-cell>
          <table:table-cell office:value-type="float" office:value="18744" calcext:value-type="float">
            <text:p>18744</text:p>
          </table:table-cell>
          <table:table-cell table:formula="of:=ROUND([.C43]*100)" office:value-type="float" office:value="4949" calcext:value-type="float">
            <text:p>4949</text:p>
          </table:table-cell>
          <table:table-cell table:formula="of:=[.C43]/[.E43]*1000" office:value-type="float" office:value="1.32020379854887" calcext:value-type="float">
            <text:p>1,320203798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67" calcext:value-type="float">
            <text:p>2467</text:p>
          </table:table-cell>
          <table:table-cell office:value-type="float" office:value="54.9455" calcext:value-type="float">
            <text:p>54,9455</text:p>
          </table:table-cell>
          <table:table-cell office:value-type="float" office:value="0.102408" calcext:value-type="float">
            <text:p>0,102408</text:p>
          </table:table-cell>
          <table:table-cell office:value-type="float" office:value="39472" calcext:value-type="float">
            <text:p>39472</text:p>
          </table:table-cell>
          <table:table-cell office:value-type="float" office:value="122533" calcext:value-type="float">
            <text:p>122533</text:p>
          </table:table-cell>
          <table:table-cell office:value-type="float" office:value="19736" calcext:value-type="float">
            <text:p>19736</text:p>
          </table:table-cell>
          <table:table-cell table:formula="of:=ROUND([.C44]*100)" office:value-type="float" office:value="5495" calcext:value-type="float">
            <text:p>5495</text:p>
          </table:table-cell>
          <table:table-cell table:formula="of:=[.C44]/[.E44]*1000" office:value-type="float" office:value="1.39201205918119" calcext:value-type="float">
            <text:p>1,392012059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496" calcext:value-type="float">
            <text:p>2496</text:p>
          </table:table-cell>
          <table:table-cell office:value-type="float" office:value="53.0699" calcext:value-type="float">
            <text:p>53,0699</text:p>
          </table:table-cell>
          <table:table-cell office:value-type="float" office:value="0.0990476" calcext:value-type="float">
            <text:p>0,0990476</text:p>
          </table:table-cell>
          <table:table-cell office:value-type="float" office:value="39936" calcext:value-type="float">
            <text:p>39936</text:p>
          </table:table-cell>
          <table:table-cell office:value-type="float" office:value="124700" calcext:value-type="float">
            <text:p>124700</text:p>
          </table:table-cell>
          <table:table-cell office:value-type="float" office:value="19968" calcext:value-type="float">
            <text:p>19968</text:p>
          </table:table-cell>
          <table:table-cell table:formula="of:=ROUND([.C45]*100)" office:value-type="float" office:value="5307" calcext:value-type="float">
            <text:p>5307</text:p>
          </table:table-cell>
          <table:table-cell table:formula="of:=[.C45]/[.E45]*1000" office:value-type="float" office:value="1.32887369791667" calcext:value-type="float">
            <text:p>1,328873697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02" calcext:value-type="float">
            <text:p>2702</text:p>
          </table:table-cell>
          <table:table-cell office:value-type="float" office:value="72.5442" calcext:value-type="float">
            <text:p>72,5442</text:p>
          </table:table-cell>
          <table:table-cell office:value-type="float" office:value="0.102601" calcext:value-type="float">
            <text:p>0,102601</text:p>
          </table:table-cell>
          <table:table-cell office:value-type="float" office:value="43232" calcext:value-type="float">
            <text:p>43232</text:p>
          </table:table-cell>
          <table:table-cell office:value-type="float" office:value="140452" calcext:value-type="float">
            <text:p>140452</text:p>
          </table:table-cell>
          <table:table-cell office:value-type="float" office:value="21616" calcext:value-type="float">
            <text:p>21616</text:p>
          </table:table-cell>
          <table:table-cell table:formula="of:=ROUND([.C46]*100)" office:value-type="float" office:value="7254" calcext:value-type="float">
            <text:p>7254</text:p>
          </table:table-cell>
          <table:table-cell table:formula="of:=[.C46]/[.E46]*1000" office:value-type="float" office:value="1.67802091043671" calcext:value-type="float">
            <text:p>1,678020910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32" calcext:value-type="float">
            <text:p>2832</text:p>
          </table:table-cell>
          <table:table-cell office:value-type="float" office:value="75.0098" calcext:value-type="float">
            <text:p>75,0098</text:p>
          </table:table-cell>
          <table:table-cell office:value-type="float" office:value="0.103001" calcext:value-type="float">
            <text:p>0,103001</text:p>
          </table:table-cell>
          <table:table-cell office:value-type="float" office:value="50976" calcext:value-type="float">
            <text:p>50976</text:p>
          </table:table-cell>
          <table:table-cell office:value-type="float" office:value="150709" calcext:value-type="float">
            <text:p>150709</text:p>
          </table:table-cell>
          <table:table-cell office:value-type="float" office:value="25488" calcext:value-type="float">
            <text:p>25488</text:p>
          </table:table-cell>
          <table:table-cell table:formula="of:=ROUND([.C47]*100)" office:value-type="float" office:value="7501" calcext:value-type="float">
            <text:p>7501</text:p>
          </table:table-cell>
          <table:table-cell table:formula="of:=[.C47]/[.E47]*1000" office:value-type="float" office:value="1.47147284996861" calcext:value-type="float">
            <text:p>1,4714728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34" calcext:value-type="float">
            <text:p>2834</text:p>
          </table:table-cell>
          <table:table-cell office:value-type="float" office:value="74.5433" calcext:value-type="float">
            <text:p>74,5433</text:p>
          </table:table-cell>
          <table:table-cell office:value-type="float" office:value="0.0988145" calcext:value-type="float">
            <text:p>0,0988145</text:p>
          </table:table-cell>
          <table:table-cell office:value-type="float" office:value="48178" calcext:value-type="float">
            <text:p>48178</text:p>
          </table:table-cell>
          <table:table-cell office:value-type="float" office:value="150868" calcext:value-type="float">
            <text:p>150868</text:p>
          </table:table-cell>
          <table:table-cell office:value-type="float" office:value="24089" calcext:value-type="float">
            <text:p>24089</text:p>
          </table:table-cell>
          <table:table-cell table:formula="of:=ROUND([.C48]*100)" office:value-type="float" office:value="7454" calcext:value-type="float">
            <text:p>7454</text:p>
          </table:table-cell>
          <table:table-cell table:formula="of:=[.C48]/[.E48]*1000" office:value-type="float" office:value="1.54724770642202" calcext:value-type="float">
            <text:p>1,547247706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95" calcext:value-type="float">
            <text:p>2995</text:p>
          </table:table-cell>
          <table:table-cell office:value-type="float" office:value="81.2731" calcext:value-type="float">
            <text:p>81,2731</text:p>
          </table:table-cell>
          <table:table-cell office:value-type="float" office:value="0.100201" calcext:value-type="float">
            <text:p>0,100201</text:p>
          </table:table-cell>
          <table:table-cell office:value-type="float" office:value="50915" calcext:value-type="float">
            <text:p>50915</text:p>
          </table:table-cell>
          <table:table-cell office:value-type="float" office:value="163906" calcext:value-type="float">
            <text:p>163906</text:p>
          </table:table-cell>
          <table:table-cell office:value-type="float" office:value="25457" calcext:value-type="float">
            <text:p>25457</text:p>
          </table:table-cell>
          <table:table-cell table:formula="of:=ROUND([.C49]*100)" office:value-type="float" office:value="8127" calcext:value-type="float">
            <text:p>8127</text:p>
          </table:table-cell>
          <table:table-cell table:formula="of:=[.C49]/[.E49]*1000" office:value-type="float" office:value="1.59625061376804" calcext:value-type="float">
            <text:p>1,596250613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83" calcext:value-type="float">
            <text:p>3083</text:p>
          </table:table-cell>
          <table:table-cell office:value-type="float" office:value="89.3923" calcext:value-type="float">
            <text:p>89,3923</text:p>
          </table:table-cell>
          <table:table-cell office:value-type="float" office:value="0.0990522" calcext:value-type="float">
            <text:p>0,0990522</text:p>
          </table:table-cell>
          <table:table-cell office:value-type="float" office:value="55494" calcext:value-type="float">
            <text:p>55494</text:p>
          </table:table-cell>
          <table:table-cell office:value-type="float" office:value="171182" calcext:value-type="float">
            <text:p>171182</text:p>
          </table:table-cell>
          <table:table-cell office:value-type="float" office:value="27747" calcext:value-type="float">
            <text:p>27747</text:p>
          </table:table-cell>
          <table:table-cell table:formula="of:=ROUND([.C50]*100)" office:value-type="float" office:value="8939" calcext:value-type="float">
            <text:p>8939</text:p>
          </table:table-cell>
          <table:table-cell table:formula="of:=[.C50]/[.E50]*1000" office:value-type="float" office:value="1.61084621760911" calcext:value-type="float">
            <text:p>1,610846217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05" calcext:value-type="float">
            <text:p>3205</text:p>
          </table:table-cell>
          <table:table-cell office:value-type="float" office:value="88.169" calcext:value-type="float">
            <text:p>88,169</text:p>
          </table:table-cell>
          <table:table-cell office:value-type="float" office:value="0.0989656" calcext:value-type="float">
            <text:p>0,0989656</text:p>
          </table:table-cell>
          <table:table-cell office:value-type="float" office:value="57690" calcext:value-type="float">
            <text:p>57690</text:p>
          </table:table-cell>
          <table:table-cell office:value-type="float" office:value="181443" calcext:value-type="float">
            <text:p>181443</text:p>
          </table:table-cell>
          <table:table-cell office:value-type="float" office:value="28845" calcext:value-type="float">
            <text:p>28845</text:p>
          </table:table-cell>
          <table:table-cell table:formula="of:=ROUND([.C51]*100)" office:value-type="float" office:value="8817" calcext:value-type="float">
            <text:p>8817</text:p>
          </table:table-cell>
          <table:table-cell table:formula="of:=[.C51]/[.E51]*1000" office:value-type="float" office:value="1.52832379961865" calcext:value-type="float">
            <text:p>1,528323799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42" calcext:value-type="float">
            <text:p>3442</text:p>
          </table:table-cell>
          <table:table-cell office:value-type="float" office:value="100.494" calcext:value-type="float">
            <text:p>100,494</text:p>
          </table:table-cell>
          <table:table-cell office:value-type="float" office:value="0.102228" calcext:value-type="float">
            <text:p>0,102228</text:p>
          </table:table-cell>
          <table:table-cell office:value-type="float" office:value="65398" calcext:value-type="float">
            <text:p>65398</text:p>
          </table:table-cell>
          <table:table-cell office:value-type="float" office:value="201937" calcext:value-type="float">
            <text:p>201937</text:p>
          </table:table-cell>
          <table:table-cell office:value-type="float" office:value="32699" calcext:value-type="float">
            <text:p>32699</text:p>
          </table:table-cell>
          <table:table-cell table:formula="of:=ROUND([.C52]*100)" office:value-type="float" office:value="10049" calcext:value-type="float">
            <text:p>10049</text:p>
          </table:table-cell>
          <table:table-cell table:formula="of:=[.C52]/[.E52]*1000" office:value-type="float" office:value="1.53665249701826" calcext:value-type="float">
            <text:p>1,536652497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434" calcext:value-type="float">
            <text:p>3434</text:p>
          </table:table-cell>
          <table:table-cell office:value-type="float" office:value="80.3826" calcext:value-type="float">
            <text:p>80,3826</text:p>
          </table:table-cell>
          <table:table-cell office:value-type="float" office:value="0.0981704" calcext:value-type="float">
            <text:p>0,0981704</text:p>
          </table:table-cell>
          <table:table-cell office:value-type="float" office:value="65246" calcext:value-type="float">
            <text:p>65246</text:p>
          </table:table-cell>
          <table:table-cell office:value-type="float" office:value="201233" calcext:value-type="float">
            <text:p>201233</text:p>
          </table:table-cell>
          <table:table-cell office:value-type="float" office:value="32623" calcext:value-type="float">
            <text:p>32623</text:p>
          </table:table-cell>
          <table:table-cell table:formula="of:=ROUND([.C53]*100)" office:value-type="float" office:value="8038" calcext:value-type="float">
            <text:p>8038</text:p>
          </table:table-cell>
          <table:table-cell table:formula="of:=[.C53]/[.E53]*1000" office:value-type="float" office:value="1.23199276584005" calcext:value-type="float">
            <text:p>1,231992765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572" calcext:value-type="float">
            <text:p>3572</text:p>
          </table:table-cell>
          <table:table-cell office:value-type="float" office:value="97.9834" calcext:value-type="float">
            <text:p>97,9834</text:p>
          </table:table-cell>
          <table:table-cell office:value-type="float" office:value="0.0983616" calcext:value-type="float">
            <text:p>0,0983616</text:p>
          </table:table-cell>
          <table:table-cell office:value-type="float" office:value="67868" calcext:value-type="float">
            <text:p>67868</text:p>
          </table:table-cell>
          <table:table-cell office:value-type="float" office:value="213484" calcext:value-type="float">
            <text:p>213484</text:p>
          </table:table-cell>
          <table:table-cell office:value-type="float" office:value="33934" calcext:value-type="float">
            <text:p>33934</text:p>
          </table:table-cell>
          <table:table-cell table:formula="of:=ROUND([.C54]*100)" office:value-type="float" office:value="9798" calcext:value-type="float">
            <text:p>9798</text:p>
          </table:table-cell>
          <table:table-cell table:formula="of:=[.C54]/[.E54]*1000" office:value-type="float" office:value="1.4437348971533" calcext:value-type="float">
            <text:p>1,4437348972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889" calcext:value-type="float">
            <text:p>3889</text:p>
          </table:table-cell>
          <table:table-cell office:value-type="float" office:value="131.553" calcext:value-type="float">
            <text:p>131,553</text:p>
          </table:table-cell>
          <table:table-cell office:value-type="float" office:value="0.103225" calcext:value-type="float">
            <text:p>0,103225</text:p>
          </table:table-cell>
          <table:table-cell office:value-type="float" office:value="77780" calcext:value-type="float">
            <text:p>77780</text:p>
          </table:table-cell>
          <table:table-cell office:value-type="float" office:value="242525" calcext:value-type="float">
            <text:p>242525</text:p>
          </table:table-cell>
          <table:table-cell office:value-type="float" office:value="38890" calcext:value-type="float">
            <text:p>38890</text:p>
          </table:table-cell>
          <table:table-cell table:formula="of:=ROUND([.C55]*100)" office:value-type="float" office:value="13155" calcext:value-type="float">
            <text:p>13155</text:p>
          </table:table-cell>
          <table:table-cell table:formula="of:=[.C55]/[.E55]*1000" office:value-type="float" office:value="1.69134739007457" calcext:value-type="float">
            <text:p>1,691347390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814" calcext:value-type="float">
            <text:p>3814</text:p>
          </table:table-cell>
          <table:table-cell office:value-type="float" office:value="99.6171" calcext:value-type="float">
            <text:p>99,6171</text:p>
          </table:table-cell>
          <table:table-cell office:value-type="float" office:value="0.0976446" calcext:value-type="float">
            <text:p>0,0976446</text:p>
          </table:table-cell>
          <table:table-cell office:value-type="float" office:value="76280" calcext:value-type="float">
            <text:p>76280</text:p>
          </table:table-cell>
          <table:table-cell office:value-type="float" office:value="235543" calcext:value-type="float">
            <text:p>235543</text:p>
          </table:table-cell>
          <table:table-cell office:value-type="float" office:value="38140" calcext:value-type="float">
            <text:p>38140</text:p>
          </table:table-cell>
          <table:table-cell table:formula="of:=ROUND([.C56]*100)" office:value-type="float" office:value="9962" calcext:value-type="float">
            <text:p>9962</text:p>
          </table:table-cell>
          <table:table-cell table:formula="of:=[.C56]/[.E56]*1000" office:value-type="float" office:value="1.30593995804929" calcext:value-type="float">
            <text:p>1,30593995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137" calcext:value-type="float">
            <text:p>4137</text:p>
          </table:table-cell>
          <table:table-cell office:value-type="float" office:value="114.833" calcext:value-type="float">
            <text:p>114,833</text:p>
          </table:table-cell>
          <table:table-cell office:value-type="float" office:value="0.102224" calcext:value-type="float">
            <text:p>0,102224</text:p>
          </table:table-cell>
          <table:table-cell office:value-type="float" office:value="86877" calcext:value-type="float">
            <text:p>86877</text:p>
          </table:table-cell>
          <table:table-cell office:value-type="float" office:value="266089" calcext:value-type="float">
            <text:p>266089</text:p>
          </table:table-cell>
          <table:table-cell office:value-type="float" office:value="43438" calcext:value-type="float">
            <text:p>43438</text:p>
          </table:table-cell>
          <table:table-cell table:formula="of:=ROUND([.C57]*100)" office:value-type="float" office:value="11483" calcext:value-type="float">
            <text:p>11483</text:p>
          </table:table-cell>
          <table:table-cell table:formula="of:=[.C57]/[.E57]*1000" office:value-type="float" office:value="1.32178827537783" calcext:value-type="float">
            <text:p>1,3217882754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124" calcext:value-type="float">
            <text:p>4124</text:p>
          </table:table-cell>
          <table:table-cell office:value-type="float" office:value="111.027" calcext:value-type="float">
            <text:p>111,027</text:p>
          </table:table-cell>
          <table:table-cell office:value-type="float" office:value="0.0984131" calcext:value-type="float">
            <text:p>0,0984131</text:p>
          </table:table-cell>
          <table:table-cell office:value-type="float" office:value="82480" calcext:value-type="float">
            <text:p>82480</text:p>
          </table:table-cell>
          <table:table-cell office:value-type="float" office:value="264836" calcext:value-type="float">
            <text:p>264836</text:p>
          </table:table-cell>
          <table:table-cell office:value-type="float" office:value="41240" calcext:value-type="float">
            <text:p>41240</text:p>
          </table:table-cell>
          <table:table-cell table:formula="of:=ROUND([.C58]*100)" office:value-type="float" office:value="11103" calcext:value-type="float">
            <text:p>11103</text:p>
          </table:table-cell>
          <table:table-cell table:formula="of:=[.C58]/[.E58]*1000" office:value-type="float" office:value="1.34610814742968" calcext:value-type="float">
            <text:p>1,346108147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338" calcext:value-type="float">
            <text:p>4338</text:p>
          </table:table-cell>
          <table:table-cell office:value-type="float" office:value="124.959" calcext:value-type="float">
            <text:p>124,959</text:p>
          </table:table-cell>
          <table:table-cell office:value-type="float" office:value="0.100035" calcext:value-type="float">
            <text:p>0,100035</text:p>
          </table:table-cell>
          <table:table-cell office:value-type="float" office:value="91098" calcext:value-type="float">
            <text:p>91098</text:p>
          </table:table-cell>
          <table:table-cell office:value-type="float" office:value="285715" calcext:value-type="float">
            <text:p>285715</text:p>
          </table:table-cell>
          <table:table-cell office:value-type="float" office:value="45549" calcext:value-type="float">
            <text:p>45549</text:p>
          </table:table-cell>
          <table:table-cell table:formula="of:=ROUND([.C59]*100)" office:value-type="float" office:value="12496" calcext:value-type="float">
            <text:p>12496</text:p>
          </table:table-cell>
          <table:table-cell table:formula="of:=[.C59]/[.E59]*1000" office:value-type="float" office:value="1.37169861028782" calcext:value-type="float">
            <text:p>1,371698610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81" calcext:value-type="float">
            <text:p>4581</text:p>
          </table:table-cell>
          <table:table-cell office:value-type="float" office:value="144.256" calcext:value-type="float">
            <text:p>144,256</text:p>
          </table:table-cell>
          <table:table-cell office:value-type="float" office:value="0.10214" calcext:value-type="float">
            <text:p>0,10214</text:p>
          </table:table-cell>
          <table:table-cell office:value-type="float" office:value="100782" calcext:value-type="float">
            <text:p>100782</text:p>
          </table:table-cell>
          <table:table-cell office:value-type="float" office:value="310056" calcext:value-type="float">
            <text:p>310056</text:p>
          </table:table-cell>
          <table:table-cell office:value-type="float" office:value="50391" calcext:value-type="float">
            <text:p>50391</text:p>
          </table:table-cell>
          <table:table-cell table:formula="of:=ROUND([.C60]*100)" office:value-type="float" office:value="14426" calcext:value-type="float">
            <text:p>14426</text:p>
          </table:table-cell>
          <table:table-cell table:formula="of:=[.C60]/[.E60]*1000" office:value-type="float" office:value="1.43136671230974" calcext:value-type="float">
            <text:p>1,431366712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70" calcext:value-type="float">
            <text:p>4670</text:p>
          </table:table-cell>
          <table:table-cell office:value-type="float" office:value="171.38" calcext:value-type="float">
            <text:p>171,38</text:p>
          </table:table-cell>
          <table:table-cell office:value-type="float" office:value="0.100733" calcext:value-type="float">
            <text:p>0,100733</text:p>
          </table:table-cell>
          <table:table-cell office:value-type="float" office:value="107410" calcext:value-type="float">
            <text:p>107410</text:p>
          </table:table-cell>
          <table:table-cell office:value-type="float" office:value="319135" calcext:value-type="float">
            <text:p>319135</text:p>
          </table:table-cell>
          <table:table-cell office:value-type="float" office:value="53705" calcext:value-type="float">
            <text:p>53705</text:p>
          </table:table-cell>
          <table:table-cell table:formula="of:=ROUND([.C61]*100)" office:value-type="float" office:value="17138" calcext:value-type="float">
            <text:p>17138</text:p>
          </table:table-cell>
          <table:table-cell table:formula="of:=[.C61]/[.E61]*1000" office:value-type="float" office:value="1.59556838283214" calcext:value-type="float">
            <text:p>1,595568382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803" calcext:value-type="float">
            <text:p>4803</text:p>
          </table:table-cell>
          <table:table-cell office:value-type="float" office:value="139.923" calcext:value-type="float">
            <text:p>139,923</text:p>
          </table:table-cell>
          <table:table-cell office:value-type="float" office:value="0.100282" calcext:value-type="float">
            <text:p>0,100282</text:p>
          </table:table-cell>
          <table:table-cell office:value-type="float" office:value="105666" calcext:value-type="float">
            <text:p>105666</text:p>
          </table:table-cell>
          <table:table-cell office:value-type="float" office:value="332865" calcext:value-type="float">
            <text:p>332865</text:p>
          </table:table-cell>
          <table:table-cell office:value-type="float" office:value="52833" calcext:value-type="float">
            <text:p>52833</text:p>
          </table:table-cell>
          <table:table-cell table:formula="of:=ROUND([.C62]*100)" office:value-type="float" office:value="13992" calcext:value-type="float">
            <text:p>13992</text:p>
          </table:table-cell>
          <table:table-cell table:formula="of:=[.C62]/[.E62]*1000" office:value-type="float" office:value="1.32420078360116" calcext:value-type="float">
            <text:p>1,324200783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897" calcext:value-type="float">
            <text:p>4897</text:p>
          </table:table-cell>
          <table:table-cell office:value-type="float" office:value="145.382" calcext:value-type="float">
            <text:p>145,382</text:p>
          </table:table-cell>
          <table:table-cell office:value-type="float" office:value="0.0990193" calcext:value-type="float">
            <text:p>0,0990193</text:p>
          </table:table-cell>
          <table:table-cell office:value-type="float" office:value="112631" calcext:value-type="float">
            <text:p>112631</text:p>
          </table:table-cell>
          <table:table-cell office:value-type="float" office:value="342685" calcext:value-type="float">
            <text:p>342685</text:p>
          </table:table-cell>
          <table:table-cell office:value-type="float" office:value="56315" calcext:value-type="float">
            <text:p>56315</text:p>
          </table:table-cell>
          <table:table-cell table:formula="of:=ROUND([.C63]*100)" office:value-type="float" office:value="14538" calcext:value-type="float">
            <text:p>14538</text:p>
          </table:table-cell>
          <table:table-cell table:formula="of:=[.C63]/[.E63]*1000" office:value-type="float" office:value="1.29078140121281" calcext:value-type="float">
            <text:p>1,290781401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32" calcext:value-type="float">
            <text:p>5032</text:p>
          </table:table-cell>
          <table:table-cell office:value-type="float" office:value="169.294" calcext:value-type="float">
            <text:p>169,294</text:p>
          </table:table-cell>
          <table:table-cell office:value-type="float" office:value="0.0985893" calcext:value-type="float">
            <text:p>0,0985893</text:p>
          </table:table-cell>
          <table:table-cell office:value-type="float" office:value="115736" calcext:value-type="float">
            <text:p>115736</text:p>
          </table:table-cell>
          <table:table-cell office:value-type="float" office:value="356952" calcext:value-type="float">
            <text:p>356952</text:p>
          </table:table-cell>
          <table:table-cell office:value-type="float" office:value="57868" calcext:value-type="float">
            <text:p>57868</text:p>
          </table:table-cell>
          <table:table-cell table:formula="of:=ROUND([.C64]*100)" office:value-type="float" office:value="16929" calcext:value-type="float">
            <text:p>16929</text:p>
          </table:table-cell>
          <table:table-cell table:formula="of:=[.C64]/[.E64]*1000" office:value-type="float" office:value="1.46276007465266" calcext:value-type="float">
            <text:p>1,462760074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412" calcext:value-type="float">
            <text:p>5412</text:p>
          </table:table-cell>
          <table:table-cell office:value-type="float" office:value="167.284" calcext:value-type="float">
            <text:p>167,284</text:p>
          </table:table-cell>
          <table:table-cell office:value-type="float" office:value="0.102792" calcext:value-type="float">
            <text:p>0,102792</text:p>
          </table:table-cell>
          <table:table-cell office:value-type="float" office:value="135300" calcext:value-type="float">
            <text:p>135300</text:p>
          </table:table-cell>
          <table:table-cell office:value-type="float" office:value="398140" calcext:value-type="float">
            <text:p>398140</text:p>
          </table:table-cell>
          <table:table-cell office:value-type="float" office:value="67650" calcext:value-type="float">
            <text:p>67650</text:p>
          </table:table-cell>
          <table:table-cell table:formula="of:=ROUND([.C65]*100)" office:value-type="float" office:value="16728" calcext:value-type="float">
            <text:p>16728</text:p>
          </table:table-cell>
          <table:table-cell table:formula="of:=[.C65]/[.E65]*1000" office:value-type="float" office:value="1.23639320029564" calcext:value-type="float">
            <text:p>1,236393200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03" calcext:value-type="float">
            <text:p>5503</text:p>
          </table:table-cell>
          <table:table-cell office:value-type="float" office:value="167.046" calcext:value-type="float">
            <text:p>167,046</text:p>
          </table:table-cell>
          <table:table-cell office:value-type="float" office:value="0.101372" calcext:value-type="float">
            <text:p>0,101372</text:p>
          </table:table-cell>
          <table:table-cell office:value-type="float" office:value="137575" calcext:value-type="float">
            <text:p>137575</text:p>
          </table:table-cell>
          <table:table-cell office:value-type="float" office:value="408224" calcext:value-type="float">
            <text:p>408224</text:p>
          </table:table-cell>
          <table:table-cell office:value-type="float" office:value="68787" calcext:value-type="float">
            <text:p>68787</text:p>
          </table:table-cell>
          <table:table-cell table:formula="of:=ROUND([.C66]*100)" office:value-type="float" office:value="16705" calcext:value-type="float">
            <text:p>16705</text:p>
          </table:table-cell>
          <table:table-cell table:formula="of:=[.C66]/[.E66]*1000" office:value-type="float" office:value="1.21421769943667" calcext:value-type="float">
            <text:p>1,214217699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547" calcext:value-type="float">
            <text:p>5547</text:p>
          </table:table-cell>
          <table:table-cell office:value-type="float" office:value="162.563" calcext:value-type="float">
            <text:p>162,563</text:p>
          </table:table-cell>
          <table:table-cell office:value-type="float" office:value="0.0991509" calcext:value-type="float">
            <text:p>0,0991509</text:p>
          </table:table-cell>
          <table:table-cell office:value-type="float" office:value="133128" calcext:value-type="float">
            <text:p>133128</text:p>
          </table:table-cell>
          <table:table-cell office:value-type="float" office:value="413130" calcext:value-type="float">
            <text:p>413130</text:p>
          </table:table-cell>
          <table:table-cell office:value-type="float" office:value="66564" calcext:value-type="float">
            <text:p>66564</text:p>
          </table:table-cell>
          <table:table-cell table:formula="of:=ROUND([.C67]*100)" office:value-type="float" office:value="16256" calcext:value-type="float">
            <text:p>16256</text:p>
          </table:table-cell>
          <table:table-cell table:formula="of:=[.C67]/[.E67]*1000" office:value-type="float" office:value="1.22110299861787" calcext:value-type="float">
            <text:p>1,221102998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865" calcext:value-type="float">
            <text:p>5865</text:p>
          </table:table-cell>
          <table:table-cell office:value-type="float" office:value="182.227" calcext:value-type="float">
            <text:p>182,227</text:p>
          </table:table-cell>
          <table:table-cell office:value-type="float" office:value="0.10177" calcext:value-type="float">
            <text:p>0,10177</text:p>
          </table:table-cell>
          <table:table-cell office:value-type="float" office:value="152490" calcext:value-type="float">
            <text:p>152490</text:p>
          </table:table-cell>
          <table:table-cell office:value-type="float" office:value="449160" calcext:value-type="float">
            <text:p>449160</text:p>
          </table:table-cell>
          <table:table-cell office:value-type="float" office:value="76245" calcext:value-type="float">
            <text:p>76245</text:p>
          </table:table-cell>
          <table:table-cell table:formula="of:=ROUND([.C68]*100)" office:value-type="float" office:value="18223" calcext:value-type="float">
            <text:p>18223</text:p>
          </table:table-cell>
          <table:table-cell table:formula="of:=[.C68]/[.E68]*1000" office:value-type="float" office:value="1.19500950882025" calcext:value-type="float">
            <text:p>1,1950095088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968" calcext:value-type="float">
            <text:p>5968</text:p>
          </table:table-cell>
          <table:table-cell office:value-type="float" office:value="180.08" calcext:value-type="float">
            <text:p>180,08</text:p>
          </table:table-cell>
          <table:table-cell office:value-type="float" office:value="0.100573" calcext:value-type="float">
            <text:p>0,100573</text:p>
          </table:table-cell>
          <table:table-cell office:value-type="float" office:value="149200" calcext:value-type="float">
            <text:p>149200</text:p>
          </table:table-cell>
          <table:table-cell office:value-type="float" office:value="461044" calcext:value-type="float">
            <text:p>461044</text:p>
          </table:table-cell>
          <table:table-cell office:value-type="float" office:value="74600" calcext:value-type="float">
            <text:p>74600</text:p>
          </table:table-cell>
          <table:table-cell table:formula="of:=ROUND([.C69]*100)" office:value-type="float" office:value="18008" calcext:value-type="float">
            <text:p>18008</text:p>
          </table:table-cell>
          <table:table-cell table:formula="of:=[.C69]/[.E69]*1000" office:value-type="float" office:value="1.20697050938338" calcext:value-type="float">
            <text:p>1,206970509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263" calcext:value-type="float">
            <text:p>6263</text:p>
          </table:table-cell>
          <table:table-cell office:value-type="float" office:value="199.632" calcext:value-type="float">
            <text:p>199,632</text:p>
          </table:table-cell>
          <table:table-cell office:value-type="float" office:value="0.102546" calcext:value-type="float">
            <text:p>0,102546</text:p>
          </table:table-cell>
          <table:table-cell office:value-type="float" office:value="169101" calcext:value-type="float">
            <text:p>169101</text:p>
          </table:table-cell>
          <table:table-cell office:value-type="float" office:value="495648" calcext:value-type="float">
            <text:p>495648</text:p>
          </table:table-cell>
          <table:table-cell office:value-type="float" office:value="84550" calcext:value-type="float">
            <text:p>84550</text:p>
          </table:table-cell>
          <table:table-cell table:formula="of:=ROUND([.C70]*100)" office:value-type="float" office:value="19963" calcext:value-type="float">
            <text:p>19963</text:p>
          </table:table-cell>
          <table:table-cell table:formula="of:=[.C70]/[.E70]*1000" office:value-type="float" office:value="1.18054890272677" calcext:value-type="float">
            <text:p>1,180548902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307" calcext:value-type="float">
            <text:p>6307</text:p>
          </table:table-cell>
          <table:table-cell office:value-type="float" office:value="205.617" calcext:value-type="float">
            <text:p>205,617</text:p>
          </table:table-cell>
          <table:table-cell office:value-type="float" office:value="0.100374" calcext:value-type="float">
            <text:p>0,100374</text:p>
          </table:table-cell>
          <table:table-cell office:value-type="float" office:value="163982" calcext:value-type="float">
            <text:p>163982</text:p>
          </table:table-cell>
          <table:table-cell office:value-type="float" office:value="500880" calcext:value-type="float">
            <text:p>500880</text:p>
          </table:table-cell>
          <table:table-cell office:value-type="float" office:value="81991" calcext:value-type="float">
            <text:p>81991</text:p>
          </table:table-cell>
          <table:table-cell table:formula="of:=ROUND([.C71]*100)" office:value-type="float" office:value="20562" calcext:value-type="float">
            <text:p>20562</text:p>
          </table:table-cell>
          <table:table-cell table:formula="of:=[.C71]/[.E71]*1000" office:value-type="float" office:value="1.25389981827274" calcext:value-type="float">
            <text:p>1,253899818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363" calcext:value-type="float">
            <text:p>6363</text:p>
          </table:table-cell>
          <table:table-cell office:value-type="float" office:value="241.569" calcext:value-type="float">
            <text:p>241,569</text:p>
          </table:table-cell>
          <table:table-cell office:value-type="float" office:value="0.098468" calcext:value-type="float">
            <text:p>0,098468</text:p>
          </table:table-cell>
          <table:table-cell office:value-type="float" office:value="165438" calcext:value-type="float">
            <text:p>165438</text:p>
          </table:table-cell>
          <table:table-cell office:value-type="float" office:value="507566" calcext:value-type="float">
            <text:p>507566</text:p>
          </table:table-cell>
          <table:table-cell office:value-type="float" office:value="82719" calcext:value-type="float">
            <text:p>82719</text:p>
          </table:table-cell>
          <table:table-cell table:formula="of:=ROUND([.C72]*100)" office:value-type="float" office:value="24157" calcext:value-type="float">
            <text:p>24157</text:p>
          </table:table-cell>
          <table:table-cell table:formula="of:=[.C72]/[.E72]*1000" office:value-type="float" office:value="1.46017843542596" calcext:value-type="float">
            <text:p>1,460178435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511" calcext:value-type="float">
            <text:p>6511</text:p>
          </table:table-cell>
          <table:table-cell office:value-type="float" office:value="241.222" calcext:value-type="float">
            <text:p>241,222</text:p>
          </table:table-cell>
          <table:table-cell office:value-type="float" office:value="0.0980129" calcext:value-type="float">
            <text:p>0,0980129</text:p>
          </table:table-cell>
          <table:table-cell office:value-type="float" office:value="169286" calcext:value-type="float">
            <text:p>169286</text:p>
          </table:table-cell>
          <table:table-cell office:value-type="float" office:value="525377" calcext:value-type="float">
            <text:p>525377</text:p>
          </table:table-cell>
          <table:table-cell office:value-type="float" office:value="84643" calcext:value-type="float">
            <text:p>84643</text:p>
          </table:table-cell>
          <table:table-cell table:formula="of:=ROUND([.C73]*100)" office:value-type="float" office:value="24122" calcext:value-type="float">
            <text:p>24122</text:p>
          </table:table-cell>
          <table:table-cell table:formula="of:=[.C73]/[.E73]*1000" office:value-type="float" office:value="1.42493767943008" calcext:value-type="float">
            <text:p>1,4249376794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634" calcext:value-type="float">
            <text:p>6634</text:p>
          </table:table-cell>
          <table:table-cell office:value-type="float" office:value="235.033" calcext:value-type="float">
            <text:p>235,033</text:p>
          </table:table-cell>
          <table:table-cell office:value-type="float" office:value="0.0971801" calcext:value-type="float">
            <text:p>0,0971801</text:p>
          </table:table-cell>
          <table:table-cell office:value-type="float" office:value="172484" calcext:value-type="float">
            <text:p>172484</text:p>
          </table:table-cell>
          <table:table-cell office:value-type="float" office:value="540335" calcext:value-type="float">
            <text:p>540335</text:p>
          </table:table-cell>
          <table:table-cell office:value-type="float" office:value="86242" calcext:value-type="float">
            <text:p>86242</text:p>
          </table:table-cell>
          <table:table-cell table:formula="of:=ROUND([.C74]*100)" office:value-type="float" office:value="23503" calcext:value-type="float">
            <text:p>23503</text:p>
          </table:table-cell>
          <table:table-cell table:formula="of:=[.C74]/[.E74]*1000" office:value-type="float" office:value="1.36263653440319" calcext:value-type="float">
            <text:p>1,362636534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061" calcext:value-type="float">
            <text:p>7061</text:p>
          </table:table-cell>
          <table:table-cell office:value-type="float" office:value="243.529" calcext:value-type="float">
            <text:p>243,529</text:p>
          </table:table-cell>
          <table:table-cell office:value-type="float" office:value="0.100692" calcext:value-type="float">
            <text:p>0,100692</text:p>
          </table:table-cell>
          <table:table-cell office:value-type="float" office:value="197708" calcext:value-type="float">
            <text:p>197708</text:p>
          </table:table-cell>
          <table:table-cell office:value-type="float" office:value="593334" calcext:value-type="float">
            <text:p>593334</text:p>
          </table:table-cell>
          <table:table-cell office:value-type="float" office:value="98854" calcext:value-type="float">
            <text:p>98854</text:p>
          </table:table-cell>
          <table:table-cell table:formula="of:=ROUND([.C75]*100)" office:value-type="float" office:value="24353" calcext:value-type="float">
            <text:p>24353</text:p>
          </table:table-cell>
          <table:table-cell table:formula="of:=[.C75]/[.E75]*1000" office:value-type="float" office:value="1.23176098084043" calcext:value-type="float">
            <text:p>1,231760980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121" calcext:value-type="float">
            <text:p>7121</text:p>
          </table:table-cell>
          <table:table-cell office:value-type="float" office:value="240.806" calcext:value-type="float">
            <text:p>240,806</text:p>
          </table:table-cell>
          <table:table-cell office:value-type="float" office:value="0.098889" calcext:value-type="float">
            <text:p>0,098889</text:p>
          </table:table-cell>
          <table:table-cell office:value-type="float" office:value="199388" calcext:value-type="float">
            <text:p>199388</text:p>
          </table:table-cell>
          <table:table-cell office:value-type="float" office:value="600912" calcext:value-type="float">
            <text:p>600912</text:p>
          </table:table-cell>
          <table:table-cell office:value-type="float" office:value="99694" calcext:value-type="float">
            <text:p>99694</text:p>
          </table:table-cell>
          <table:table-cell table:formula="of:=ROUND([.C76]*100)" office:value-type="float" office:value="24081" calcext:value-type="float">
            <text:p>24081</text:p>
          </table:table-cell>
          <table:table-cell table:formula="of:=[.C76]/[.E76]*1000" office:value-type="float" office:value="1.20772564045981" calcext:value-type="float">
            <text:p>1,207725640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305" calcext:value-type="float">
            <text:p>7305</text:p>
          </table:table-cell>
          <table:table-cell office:value-type="float" office:value="255.47" calcext:value-type="float">
            <text:p>255,47</text:p>
          </table:table-cell>
          <table:table-cell office:value-type="float" office:value="0.0988231" calcext:value-type="float">
            <text:p>0,0988231</text:p>
          </table:table-cell>
          <table:table-cell office:value-type="float" office:value="204540" calcext:value-type="float">
            <text:p>204540</text:p>
          </table:table-cell>
          <table:table-cell office:value-type="float" office:value="624353" calcext:value-type="float">
            <text:p>624353</text:p>
          </table:table-cell>
          <table:table-cell office:value-type="float" office:value="102270" calcext:value-type="float">
            <text:p>102270</text:p>
          </table:table-cell>
          <table:table-cell table:formula="of:=ROUND([.C77]*100)" office:value-type="float" office:value="25547" calcext:value-type="float">
            <text:p>25547</text:p>
          </table:table-cell>
          <table:table-cell table:formula="of:=[.C77]/[.E77]*1000" office:value-type="float" office:value="1.24899775105114" calcext:value-type="float">
            <text:p>1,248997751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533" calcext:value-type="float">
            <text:p>7533</text:p>
          </table:table-cell>
          <table:table-cell office:value-type="float" office:value="272.401" calcext:value-type="float">
            <text:p>272,401</text:p>
          </table:table-cell>
          <table:table-cell office:value-type="float" office:value="0.0993079" calcext:value-type="float">
            <text:p>0,0993079</text:p>
          </table:table-cell>
          <table:table-cell office:value-type="float" office:value="218457" calcext:value-type="float">
            <text:p>218457</text:p>
          </table:table-cell>
          <table:table-cell office:value-type="float" office:value="653810" calcext:value-type="float">
            <text:p>653810</text:p>
          </table:table-cell>
          <table:table-cell office:value-type="float" office:value="109228" calcext:value-type="float">
            <text:p>109228</text:p>
          </table:table-cell>
          <table:table-cell table:formula="of:=ROUND([.C78]*100)" office:value-type="float" office:value="27240" calcext:value-type="float">
            <text:p>27240</text:p>
          </table:table-cell>
          <table:table-cell table:formula="of:=[.C78]/[.E78]*1000" office:value-type="float" office:value="1.24693189048646" calcext:value-type="float">
            <text:p>1,246931890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643" calcext:value-type="float">
            <text:p>7643</text:p>
          </table:table-cell>
          <table:table-cell office:value-type="float" office:value="266.977" calcext:value-type="float">
            <text:p>266,977</text:p>
          </table:table-cell>
          <table:table-cell office:value-type="float" office:value="0.0982201" calcext:value-type="float">
            <text:p>0,0982201</text:p>
          </table:table-cell>
          <table:table-cell office:value-type="float" office:value="221647" calcext:value-type="float">
            <text:p>221647</text:p>
          </table:table-cell>
          <table:table-cell office:value-type="float" office:value="668183" calcext:value-type="float">
            <text:p>668183</text:p>
          </table:table-cell>
          <table:table-cell office:value-type="float" office:value="110823" calcext:value-type="float">
            <text:p>110823</text:p>
          </table:table-cell>
          <table:table-cell table:formula="of:=ROUND([.C79]*100)" office:value-type="float" office:value="26698" calcext:value-type="float">
            <text:p>26698</text:p>
          </table:table-cell>
          <table:table-cell table:formula="of:=[.C79]/[.E79]*1000" office:value-type="float" office:value="1.20451438548683" calcext:value-type="float">
            <text:p>1,204514385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12" calcext:value-type="float">
            <text:p>8012</text:p>
          </table:table-cell>
          <table:table-cell office:value-type="float" office:value="290.701" calcext:value-type="float">
            <text:p>290,701</text:p>
          </table:table-cell>
          <table:table-cell office:value-type="float" office:value="0.100401" calcext:value-type="float">
            <text:p>0,100401</text:p>
          </table:table-cell>
          <table:table-cell office:value-type="float" office:value="240360" calcext:value-type="float">
            <text:p>240360</text:p>
          </table:table-cell>
          <table:table-cell office:value-type="float" office:value="717152" calcext:value-type="float">
            <text:p>717152</text:p>
          </table:table-cell>
          <table:table-cell office:value-type="float" office:value="120180" calcext:value-type="float">
            <text:p>120180</text:p>
          </table:table-cell>
          <table:table-cell table:formula="of:=ROUND([.C80]*100)" office:value-type="float" office:value="29070" calcext:value-type="float">
            <text:p>29070</text:p>
          </table:table-cell>
          <table:table-cell table:formula="of:=[.C80]/[.E80]*1000" office:value-type="float" office:value="1.20944000665668" calcext:value-type="float">
            <text:p>1,20944000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50" calcext:value-type="float">
            <text:p>8150</text:p>
          </table:table-cell>
          <table:table-cell office:value-type="float" office:value="339.801" calcext:value-type="float">
            <text:p>339,801</text:p>
          </table:table-cell>
          <table:table-cell office:value-type="float" office:value="0.0996211" calcext:value-type="float">
            <text:p>0,0996211</text:p>
          </table:table-cell>
          <table:table-cell office:value-type="float" office:value="244500" calcext:value-type="float">
            <text:p>244500</text:p>
          </table:table-cell>
          <table:table-cell office:value-type="float" office:value="735760" calcext:value-type="float">
            <text:p>735760</text:p>
          </table:table-cell>
          <table:table-cell office:value-type="float" office:value="122250" calcext:value-type="float">
            <text:p>122250</text:p>
          </table:table-cell>
          <table:table-cell table:formula="of:=ROUND([.C81]*100)" office:value-type="float" office:value="33980" calcext:value-type="float">
            <text:p>33980</text:p>
          </table:table-cell>
          <table:table-cell table:formula="of:=[.C81]/[.E81]*1000" office:value-type="float" office:value="1.38977914110429" calcext:value-type="float">
            <text:p>1,389779141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303" calcext:value-type="float">
            <text:p>8303</text:p>
          </table:table-cell>
          <table:table-cell office:value-type="float" office:value="309.878" calcext:value-type="float">
            <text:p>309,878</text:p>
          </table:table-cell>
          <table:table-cell office:value-type="float" office:value="0.099028" calcext:value-type="float">
            <text:p>0,099028</text:p>
          </table:table-cell>
          <table:table-cell office:value-type="float" office:value="257393" calcext:value-type="float">
            <text:p>257393</text:p>
          </table:table-cell>
          <table:table-cell office:value-type="float" office:value="756575" calcext:value-type="float">
            <text:p>756575</text:p>
          </table:table-cell>
          <table:table-cell office:value-type="float" office:value="128696" calcext:value-type="float">
            <text:p>128696</text:p>
          </table:table-cell>
          <table:table-cell table:formula="of:=ROUND([.C82]*100)" office:value-type="float" office:value="30988" calcext:value-type="float">
            <text:p>30988</text:p>
          </table:table-cell>
          <table:table-cell table:formula="of:=[.C82]/[.E82]*1000" office:value-type="float" office:value="1.20390997424172" calcext:value-type="float">
            <text:p>1,2039099742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460" calcext:value-type="float">
            <text:p>8460</text:p>
          </table:table-cell>
          <table:table-cell office:value-type="float" office:value="346.451" calcext:value-type="float">
            <text:p>346,451</text:p>
          </table:table-cell>
          <table:table-cell office:value-type="float" office:value="0.0984809" calcext:value-type="float">
            <text:p>0,0984809</text:p>
          </table:table-cell>
          <table:table-cell office:value-type="float" office:value="262260" calcext:value-type="float">
            <text:p>262260</text:p>
          </table:table-cell>
          <table:table-cell office:value-type="float" office:value="778136" calcext:value-type="float">
            <text:p>778136</text:p>
          </table:table-cell>
          <table:table-cell office:value-type="float" office:value="131130" calcext:value-type="float">
            <text:p>131130</text:p>
          </table:table-cell>
          <table:table-cell table:formula="of:=ROUND([.C83]*100)" office:value-type="float" office:value="34645" calcext:value-type="float">
            <text:p>34645</text:p>
          </table:table-cell>
          <table:table-cell table:formula="of:=[.C83]/[.E83]*1000" office:value-type="float" office:value="1.32102112407535" calcext:value-type="float">
            <text:p>1,321021124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626" calcext:value-type="float">
            <text:p>8626</text:p>
          </table:table-cell>
          <table:table-cell office:value-type="float" office:value="343.453" calcext:value-type="float">
            <text:p>343,453</text:p>
          </table:table-cell>
          <table:table-cell office:value-type="float" office:value="0.0980339" calcext:value-type="float">
            <text:p>0,0980339</text:p>
          </table:table-cell>
          <table:table-cell office:value-type="float" office:value="267406" calcext:value-type="float">
            <text:p>267406</text:p>
          </table:table-cell>
          <table:table-cell office:value-type="float" office:value="801150" calcext:value-type="float">
            <text:p>801150</text:p>
          </table:table-cell>
          <table:table-cell office:value-type="float" office:value="133703" calcext:value-type="float">
            <text:p>133703</text:p>
          </table:table-cell>
          <table:table-cell table:formula="of:=ROUND([.C84]*100)" office:value-type="float" office:value="34345" calcext:value-type="float">
            <text:p>34345</text:p>
          </table:table-cell>
          <table:table-cell table:formula="of:=[.C84]/[.E84]*1000" office:value-type="float" office:value="1.28438778486646" calcext:value-type="float">
            <text:p>1,284387784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940" calcext:value-type="float">
            <text:p>8940</text:p>
          </table:table-cell>
          <table:table-cell office:value-type="float" office:value="368.448" calcext:value-type="float">
            <text:p>368,448</text:p>
          </table:table-cell>
          <table:table-cell office:value-type="float" office:value="0.0992231" calcext:value-type="float">
            <text:p>0,0992231</text:p>
          </table:table-cell>
          <table:table-cell office:value-type="float" office:value="286080" calcext:value-type="float">
            <text:p>286080</text:p>
          </table:table-cell>
          <table:table-cell office:value-type="float" office:value="845291" calcext:value-type="float">
            <text:p>845291</text:p>
          </table:table-cell>
          <table:table-cell office:value-type="float" office:value="143040" calcext:value-type="float">
            <text:p>143040</text:p>
          </table:table-cell>
          <table:table-cell table:formula="of:=ROUND([.C85]*100)" office:value-type="float" office:value="36845" calcext:value-type="float">
            <text:p>36845</text:p>
          </table:table-cell>
          <table:table-cell table:formula="of:=[.C85]/[.E85]*1000" office:value-type="float" office:value="1.28791946308725" calcext:value-type="float">
            <text:p>1,2879194631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326" calcext:value-type="float">
            <text:p>9326</text:p>
          </table:table-cell>
          <table:table-cell office:value-type="float" office:value="388.376" calcext:value-type="float">
            <text:p>388,376</text:p>
          </table:table-cell>
          <table:table-cell office:value-type="float" office:value="0.101111" calcext:value-type="float">
            <text:p>0,101111</text:p>
          </table:table-cell>
          <table:table-cell office:value-type="float" office:value="298432" calcext:value-type="float">
            <text:p>298432</text:p>
          </table:table-cell>
          <table:table-cell office:value-type="float" office:value="900623" calcext:value-type="float">
            <text:p>900623</text:p>
          </table:table-cell>
          <table:table-cell office:value-type="float" office:value="149216" calcext:value-type="float">
            <text:p>149216</text:p>
          </table:table-cell>
          <table:table-cell table:formula="of:=ROUND([.C86]*100)" office:value-type="float" office:value="38838" calcext:value-type="float">
            <text:p>38838</text:p>
          </table:table-cell>
          <table:table-cell table:formula="of:=[.C86]/[.E86]*1000" office:value-type="float" office:value="1.30138859103581" calcext:value-type="float">
            <text:p>1,30138859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479" calcext:value-type="float">
            <text:p>9479</text:p>
          </table:table-cell>
          <table:table-cell office:value-type="float" office:value="413.73" calcext:value-type="float">
            <text:p>413,73</text:p>
          </table:table-cell>
          <table:table-cell office:value-type="float" office:value="0.100418" calcext:value-type="float">
            <text:p>0,100418</text:p>
          </table:table-cell>
          <table:table-cell office:value-type="float" office:value="312807" calcext:value-type="float">
            <text:p>312807</text:p>
          </table:table-cell>
          <table:table-cell office:value-type="float" office:value="922876" calcext:value-type="float">
            <text:p>922876</text:p>
          </table:table-cell>
          <table:table-cell office:value-type="float" office:value="156403" calcext:value-type="float">
            <text:p>156403</text:p>
          </table:table-cell>
          <table:table-cell table:formula="of:=ROUND([.C87]*100)" office:value-type="float" office:value="41373" calcext:value-type="float">
            <text:p>41373</text:p>
          </table:table-cell>
          <table:table-cell table:formula="of:=[.C87]/[.E87]*1000" office:value-type="float" office:value="1.32263664176313" calcext:value-type="float">
            <text:p>1,32263664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579" calcext:value-type="float">
            <text:p>9579</text:p>
          </table:table-cell>
          <table:table-cell office:value-type="float" office:value="407.198" calcext:value-type="float">
            <text:p>407,198</text:p>
          </table:table-cell>
          <table:table-cell office:value-type="float" office:value="0.099182" calcext:value-type="float">
            <text:p>0,099182</text:p>
          </table:table-cell>
          <table:table-cell office:value-type="float" office:value="316107" calcext:value-type="float">
            <text:p>316107</text:p>
          </table:table-cell>
          <table:table-cell office:value-type="float" office:value="937519" calcext:value-type="float">
            <text:p>937519</text:p>
          </table:table-cell>
          <table:table-cell office:value-type="float" office:value="158053" calcext:value-type="float">
            <text:p>158053</text:p>
          </table:table-cell>
          <table:table-cell table:formula="of:=ROUND([.C88]*100)" office:value-type="float" office:value="40720" calcext:value-type="float">
            <text:p>40720</text:p>
          </table:table-cell>
          <table:table-cell table:formula="of:=[.C88]/[.E88]*1000" office:value-type="float" office:value="1.28816508334203" calcext:value-type="float">
            <text:p>1,288165083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768" calcext:value-type="float">
            <text:p>9768</text:p>
          </table:table-cell>
          <table:table-cell office:value-type="float" office:value="450.136" calcext:value-type="float">
            <text:p>450,136</text:p>
          </table:table-cell>
          <table:table-cell office:value-type="float" office:value="0.0988764" calcext:value-type="float">
            <text:p>0,0988764</text:p>
          </table:table-cell>
          <table:table-cell office:value-type="float" office:value="322344" calcext:value-type="float">
            <text:p>322344</text:p>
          </table:table-cell>
          <table:table-cell office:value-type="float" office:value="965402" calcext:value-type="float">
            <text:p>965402</text:p>
          </table:table-cell>
          <table:table-cell office:value-type="float" office:value="161172" calcext:value-type="float">
            <text:p>161172</text:p>
          </table:table-cell>
          <table:table-cell table:formula="of:=ROUND([.C89]*100)" office:value-type="float" office:value="45014" calcext:value-type="float">
            <text:p>45014</text:p>
          </table:table-cell>
          <table:table-cell table:formula="of:=[.C89]/[.E89]*1000" office:value-type="float" office:value="1.39644603280967" calcext:value-type="float">
            <text:p>1,396446032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216" calcext:value-type="float">
            <text:p>10216</text:p>
          </table:table-cell>
          <table:table-cell office:value-type="float" office:value="459.611" calcext:value-type="float">
            <text:p>459,611</text:p>
          </table:table-cell>
          <table:table-cell office:value-type="float" office:value="0.101123" calcext:value-type="float">
            <text:p>0,101123</text:p>
          </table:table-cell>
          <table:table-cell office:value-type="float" office:value="357560" calcext:value-type="float">
            <text:p>357560</text:p>
          </table:table-cell>
          <table:table-cell office:value-type="float" office:value="1032574" calcext:value-type="float">
            <text:p>1032574</text:p>
          </table:table-cell>
          <table:table-cell office:value-type="float" office:value="178780" calcext:value-type="float">
            <text:p>178780</text:p>
          </table:table-cell>
          <table:table-cell table:formula="of:=ROUND([.C90]*100)" office:value-type="float" office:value="45961" calcext:value-type="float">
            <text:p>45961</text:p>
          </table:table-cell>
          <table:table-cell table:formula="of:=[.C90]/[.E90]*1000" office:value-type="float" office:value="1.28540944177201" calcext:value-type="float">
            <text:p>1,28540944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385" calcext:value-type="float">
            <text:p>10385</text:p>
          </table:table-cell>
          <table:table-cell office:value-type="float" office:value="456.031" calcext:value-type="float">
            <text:p>456,031</text:p>
          </table:table-cell>
          <table:table-cell office:value-type="float" office:value="0.100547" calcext:value-type="float">
            <text:p>0,100547</text:p>
          </table:table-cell>
          <table:table-cell office:value-type="float" office:value="363475" calcext:value-type="float">
            <text:p>363475</text:p>
          </table:table-cell>
          <table:table-cell office:value-type="float" office:value="1058302" calcext:value-type="float">
            <text:p>1058302</text:p>
          </table:table-cell>
          <table:table-cell office:value-type="float" office:value="181737" calcext:value-type="float">
            <text:p>181737</text:p>
          </table:table-cell>
          <table:table-cell table:formula="of:=ROUND([.C91]*100)" office:value-type="float" office:value="45603" calcext:value-type="float">
            <text:p>45603</text:p>
          </table:table-cell>
          <table:table-cell table:formula="of:=[.C91]/[.E91]*1000" office:value-type="float" office:value="1.25464199738634" calcext:value-type="float">
            <text:p>1,254641997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687" calcext:value-type="float">
            <text:p>10687</text:p>
          </table:table-cell>
          <table:table-cell office:value-type="float" office:value="493.275" calcext:value-type="float">
            <text:p>493,275</text:p>
          </table:table-cell>
          <table:table-cell office:value-type="float" office:value="0.101231" calcext:value-type="float">
            <text:p>0,101231</text:p>
          </table:table-cell>
          <table:table-cell office:value-type="float" office:value="374045" calcext:value-type="float">
            <text:p>374045</text:p>
          </table:table-cell>
          <table:table-cell office:value-type="float" office:value="1104800" calcext:value-type="float">
            <text:p>1104800</text:p>
          </table:table-cell>
          <table:table-cell office:value-type="float" office:value="187022" calcext:value-type="float">
            <text:p>187022</text:p>
          </table:table-cell>
          <table:table-cell table:formula="of:=ROUND([.C92]*100)" office:value-type="float" office:value="49328" calcext:value-type="float">
            <text:p>49328</text:p>
          </table:table-cell>
          <table:table-cell table:formula="of:=[.C92]/[.E92]*1000" office:value-type="float" office:value="1.31875843815584" calcext:value-type="float">
            <text:p>1,318758438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706" calcext:value-type="float">
            <text:p>10706</text:p>
          </table:table-cell>
          <table:table-cell office:value-type="float" office:value="488.84" calcext:value-type="float">
            <text:p>488,84</text:p>
          </table:table-cell>
          <table:table-cell office:value-type="float" office:value="0.0992399" calcext:value-type="float">
            <text:p>0,0992399</text:p>
          </table:table-cell>
          <table:table-cell office:value-type="float" office:value="385416" calcext:value-type="float">
            <text:p>385416</text:p>
          </table:table-cell>
          <table:table-cell office:value-type="float" office:value="1107747" calcext:value-type="float">
            <text:p>1107747</text:p>
          </table:table-cell>
          <table:table-cell office:value-type="float" office:value="192708" calcext:value-type="float">
            <text:p>192708</text:p>
          </table:table-cell>
          <table:table-cell table:formula="of:=ROUND([.C93]*100)" office:value-type="float" office:value="48884" calcext:value-type="float">
            <text:p>48884</text:p>
          </table:table-cell>
          <table:table-cell table:formula="of:=[.C93]/[.E93]*1000" office:value-type="float" office:value="1.26834381551363" calcext:value-type="float">
            <text:p>1,268343815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948" calcext:value-type="float">
            <text:p>10948</text:p>
          </table:table-cell>
          <table:table-cell office:value-type="float" office:value="491.279" calcext:value-type="float">
            <text:p>491,279</text:p>
          </table:table-cell>
          <table:table-cell office:value-type="float" office:value="0.0993331" calcext:value-type="float">
            <text:p>0,0993331</text:p>
          </table:table-cell>
          <table:table-cell office:value-type="float" office:value="383180" calcext:value-type="float">
            <text:p>383180</text:p>
          </table:table-cell>
          <table:table-cell office:value-type="float" office:value="1145518" calcext:value-type="float">
            <text:p>1145518</text:p>
          </table:table-cell>
          <table:table-cell office:value-type="float" office:value="191590" calcext:value-type="float">
            <text:p>191590</text:p>
          </table:table-cell>
          <table:table-cell table:formula="of:=ROUND([.C94]*100)" office:value-type="float" office:value="49128" calcext:value-type="float">
            <text:p>49128</text:p>
          </table:table-cell>
          <table:table-cell table:formula="of:=[.C94]/[.E94]*1000" office:value-type="float" office:value="1.28211023539851" calcext:value-type="float">
            <text:p>1,282110235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220" calcext:value-type="float">
            <text:p>11220</text:p>
          </table:table-cell>
          <table:table-cell office:value-type="float" office:value="527.043" calcext:value-type="float">
            <text:p>527,043</text:p>
          </table:table-cell>
          <table:table-cell office:value-type="float" office:value="0.0996669" calcext:value-type="float">
            <text:p>0,0996669</text:p>
          </table:table-cell>
          <table:table-cell office:value-type="float" office:value="392700" calcext:value-type="float">
            <text:p>392700</text:p>
          </table:table-cell>
          <table:table-cell office:value-type="float" office:value="1188472" calcext:value-type="float">
            <text:p>1188472</text:p>
          </table:table-cell>
          <table:table-cell office:value-type="float" office:value="196350" calcext:value-type="float">
            <text:p>196350</text:p>
          </table:table-cell>
          <table:table-cell table:formula="of:=ROUND([.C95]*100)" office:value-type="float" office:value="52704" calcext:value-type="float">
            <text:p>52704</text:p>
          </table:table-cell>
          <table:table-cell table:formula="of:=[.C95]/[.E95]*1000" office:value-type="float" office:value="1.34210084033613" calcext:value-type="float">
            <text:p>1,342100840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681" calcext:value-type="float">
            <text:p>11681</text:p>
          </table:table-cell>
          <table:table-cell office:value-type="float" office:value="571.168" calcext:value-type="float">
            <text:p>571,168</text:p>
          </table:table-cell>
          <table:table-cell office:value-type="float" office:value="0.101609" calcext:value-type="float">
            <text:p>0,101609</text:p>
          </table:table-cell>
          <table:table-cell office:value-type="float" office:value="432197" calcext:value-type="float">
            <text:p>432197</text:p>
          </table:table-cell>
          <table:table-cell office:value-type="float" office:value="1262467" calcext:value-type="float">
            <text:p>1262467</text:p>
          </table:table-cell>
          <table:table-cell office:value-type="float" office:value="216098" calcext:value-type="float">
            <text:p>216098</text:p>
          </table:table-cell>
          <table:table-cell table:formula="of:=ROUND([.C96]*100)" office:value-type="float" office:value="57117" calcext:value-type="float">
            <text:p>57117</text:p>
          </table:table-cell>
          <table:table-cell table:formula="of:=[.C96]/[.E96]*1000" office:value-type="float" office:value="1.32154549892757" calcext:value-type="float">
            <text:p>1,3215454989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688" calcext:value-type="float">
            <text:p>11688</text:p>
          </table:table-cell>
          <table:table-cell office:value-type="float" office:value="548.129" calcext:value-type="float">
            <text:p>548,129</text:p>
          </table:table-cell>
          <table:table-cell office:value-type="float" office:value="0.0995825" calcext:value-type="float">
            <text:p>0,0995825</text:p>
          </table:table-cell>
          <table:table-cell office:value-type="float" office:value="432456" calcext:value-type="float">
            <text:p>432456</text:p>
          </table:table-cell>
          <table:table-cell office:value-type="float" office:value="1263601" calcext:value-type="float">
            <text:p>1263601</text:p>
          </table:table-cell>
          <table:table-cell office:value-type="float" office:value="216228" calcext:value-type="float">
            <text:p>216228</text:p>
          </table:table-cell>
          <table:table-cell table:formula="of:=ROUND([.C97]*100)" office:value-type="float" office:value="54813" calcext:value-type="float">
            <text:p>54813</text:p>
          </table:table-cell>
          <table:table-cell table:formula="of:=[.C97]/[.E97]*1000" office:value-type="float" office:value="1.2674792348817" calcext:value-type="float">
            <text:p>1,2674792349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027" calcext:value-type="float">
            <text:p>12027</text:p>
          </table:table-cell>
          <table:table-cell office:value-type="float" office:value="582.741" calcext:value-type="float">
            <text:p>582,741</text:p>
          </table:table-cell>
          <table:table-cell office:value-type="float" office:value="0.100388" calcext:value-type="float">
            <text:p>0,100388</text:p>
          </table:table-cell>
          <table:table-cell office:value-type="float" office:value="444999" calcext:value-type="float">
            <text:p>444999</text:p>
          </table:table-cell>
          <table:table-cell office:value-type="float" office:value="1318973" calcext:value-type="float">
            <text:p>1318973</text:p>
          </table:table-cell>
          <table:table-cell office:value-type="float" office:value="222499" calcext:value-type="float">
            <text:p>222499</text:p>
          </table:table-cell>
          <table:table-cell table:formula="of:=ROUND([.C98]*100)" office:value-type="float" office:value="58274" calcext:value-type="float">
            <text:p>58274</text:p>
          </table:table-cell>
          <table:table-cell table:formula="of:=[.C98]/[.E98]*1000" office:value-type="float" office:value="1.30953327985007" calcext:value-type="float">
            <text:p>1,309533279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190" calcext:value-type="float">
            <text:p>12190</text:p>
          </table:table-cell>
          <table:table-cell office:value-type="float" office:value="604.529" calcext:value-type="float">
            <text:p>604,529</text:p>
          </table:table-cell>
          <table:table-cell office:value-type="float" office:value="0.0997015" calcext:value-type="float">
            <text:p>0,0997015</text:p>
          </table:table-cell>
          <table:table-cell office:value-type="float" office:value="463220" calcext:value-type="float">
            <text:p>463220</text:p>
          </table:table-cell>
          <table:table-cell office:value-type="float" office:value="1345877" calcext:value-type="float">
            <text:p>1345877</text:p>
          </table:table-cell>
          <table:table-cell office:value-type="float" office:value="231610" calcext:value-type="float">
            <text:p>231610</text:p>
          </table:table-cell>
          <table:table-cell table:formula="of:=ROUND([.C99]*100)" office:value-type="float" office:value="60453" calcext:value-type="float">
            <text:p>60453</text:p>
          </table:table-cell>
          <table:table-cell table:formula="of:=[.C99]/[.E99]*1000" office:value-type="float" office:value="1.30505807175856" calcext:value-type="float">
            <text:p>1,305058071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31" calcext:value-type="float">
            <text:p>12531</text:p>
          </table:table-cell>
          <table:table-cell office:value-type="float" office:value="670.95" calcext:value-type="float">
            <text:p>670,95</text:p>
          </table:table-cell>
          <table:table-cell office:value-type="float" office:value="0.100449" calcext:value-type="float">
            <text:p>0,100449</text:p>
          </table:table-cell>
          <table:table-cell office:value-type="float" office:value="476178" calcext:value-type="float">
            <text:p>476178</text:p>
          </table:table-cell>
          <table:table-cell office:value-type="float" office:value="1402744" calcext:value-type="float">
            <text:p>1402744</text:p>
          </table:table-cell>
          <table:table-cell office:value-type="float" office:value="238089" calcext:value-type="float">
            <text:p>238089</text:p>
          </table:table-cell>
          <table:table-cell table:formula="of:=ROUND([.C100]*100)" office:value-type="float" office:value="67095" calcext:value-type="float">
            <text:p>67095</text:p>
          </table:table-cell>
          <table:table-cell table:formula="of:=[.C100]/[.E100]*1000" office:value-type="float" office:value="1.40903191663622" calcext:value-type="float">
            <text:p>1,409031916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780" calcext:value-type="float">
            <text:p>12780</text:p>
          </table:table-cell>
          <table:table-cell office:value-type="float" office:value="681.927" calcext:value-type="float">
            <text:p>681,927</text:p>
          </table:table-cell>
          <table:table-cell office:value-type="float" office:value="0.100424" calcext:value-type="float">
            <text:p>0,100424</text:p>
          </table:table-cell>
          <table:table-cell office:value-type="float" office:value="498420" calcext:value-type="float">
            <text:p>498420</text:p>
          </table:table-cell>
          <table:table-cell office:value-type="float" office:value="1444761" calcext:value-type="float">
            <text:p>1444761</text:p>
          </table:table-cell>
          <table:table-cell office:value-type="float" office:value="249210" calcext:value-type="float">
            <text:p>249210</text:p>
          </table:table-cell>
          <table:table-cell table:formula="of:=ROUND([.C101]*100)" office:value-type="float" office:value="68193" calcext:value-type="float">
            <text:p>68193</text:p>
          </table:table-cell>
          <table:table-cell table:formula="of:=[.C101]/[.E101]*1000" office:value-type="float" office:value="1.36817744071265" calcext:value-type="float">
            <text:p>1,36817744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23:57:01.006734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23:58:43.335575110</dc:date>
    <dc:creator>griselda </dc:creator>
    <meta:generator>LibreOffice/4.2.4.2$Linux_x86 LibreOffice_project/420m0$Build-2</meta:generator>
    <meta:editing-duration>P0D</meta:editing-duration>
    <meta:editing-cycles>3</meta:editing-cycles>
    <meta:document-statistic meta:table-count="1" meta:cell-count="9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44cm" svg:y="3.952cm" style:legend-expansion="high" chart:style-name="ch2"/>
        <chart:plot-area chart:style-name="ch3" table:cell-range-address="Sheet1.B1:Sheet1.B101 Sheet1.I1:Sheet1.I101" chart:data-source-has-labels="row" svg:x="0.77cm" svg:y="0.855cm" svg:width="10.435cm" svg:height="7.545cm">
          <chartooo:coordinate-region svg:x="1.947cm" svg:y="1.055cm" svg:width="9.258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I2:Sheet1.I101" chart:label-cell-address="Sheet1.I1:Sheet1.I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ms/deg*1000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2:Sheet1.B101</svg:desc>
                </draw:g>
              </table:table-cell>
              <table:table-cell office:value-type="float" office:value="42.4293333333333">
                <text:p>42.4293333333333</text:p>
                <draw:g>
                  <svg:desc>Sheet1.I2:Shee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53.84">
                <text:p>25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.519425">
                <text:p>9.519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7.60573958333333">
                <text:p>7.60573958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9.8080375">
                <text:p>9.8080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9.8997">
                <text:p>9.8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.35633333333333">
                <text:p>5.356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3.8814652014652">
                <text:p>3.8814652014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">
                <text:p>129</text:p>
              </table:table-cell>
              <table:table-cell office:value-type="float" office:value="3.09711240310078">
                <text:p>3.09711240310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3.2340034965035">
                <text:p>3.2340034965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">
                <text:p>15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">
                <text:p>216</text:p>
              </table:table-cell>
              <table:table-cell office:value-type="float" office:value="2.65499074074074">
                <text:p>2.65499074074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  <table:table-cell office:value-type="float" office:value="2.50617721518987">
                <text:p>2.50617721518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">
                <text:p>245</text:p>
              </table:table-cell>
              <table:table-cell office:value-type="float" office:value="2.73017959183673">
                <text:p>2.73017959183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3.16056050955414">
                <text:p>3.16056050955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  <table:table-cell office:value-type="float" office:value="2.71050427350427">
                <text:p>2.71050427350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3">
                <text:p>403</text:p>
              </table:table-cell>
              <table:table-cell office:value-type="float" office:value="2.34367245657568">
                <text:p>2.34367245657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1">
                <text:p>451</text:p>
              </table:table-cell>
              <table:table-cell office:value-type="float" office:value="1.78951853025024">
                <text:p>1.78951853025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2">
                <text:p>462</text:p>
              </table:table-cell>
              <table:table-cell office:value-type="float" office:value="2.06814935064935">
                <text:p>2.068149350649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0">
                <text:p>560</text:p>
              </table:table-cell>
              <table:table-cell office:value-type="float" office:value="1.84604081632653">
                <text:p>1.84604081632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1">
                <text:p>601</text:p>
              </table:table-cell>
              <table:table-cell office:value-type="float" office:value="1.90482766817209">
                <text:p>1.904827668172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0">
                <text:p>650</text:p>
              </table:table-cell>
              <table:table-cell office:value-type="float" office:value="1.67846923076923">
                <text:p>1.67846923076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9">
                <text:p>729</text:p>
              </table:table-cell>
              <table:table-cell office:value-type="float" office:value="1.84042066758116">
                <text:p>1.840420667581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2">
                <text:p>752</text:p>
              </table:table-cell>
              <table:table-cell office:value-type="float" office:value="2.01961436170213">
                <text:p>2.019614361702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7">
                <text:p>877</text:p>
              </table:table-cell>
              <table:table-cell office:value-type="float" office:value="1.94026352464209">
                <text:p>1.94026352464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4">
                <text:p>904</text:p>
              </table:table-cell>
              <table:table-cell office:value-type="float" office:value="2.21828908554572">
                <text:p>2.2182890855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8">
                <text:p>948</text:p>
              </table:table-cell>
              <table:table-cell office:value-type="float" office:value="1.96626816690108">
                <text:p>1.96626816690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0">
                <text:p>1050</text:p>
              </table:table-cell>
              <table:table-cell office:value-type="float" office:value="1.82878095238095">
                <text:p>1.82878095238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2">
                <text:p>1152</text:p>
              </table:table-cell>
              <table:table-cell office:value-type="float" office:value="1.82170138888889">
                <text:p>1.82170138888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7">
                <text:p>1267</text:p>
              </table:table-cell>
              <table:table-cell office:value-type="float" office:value="2.0043409629045">
                <text:p>2.0043409629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8">
                <text:p>1288</text:p>
              </table:table-cell>
              <table:table-cell office:value-type="float" office:value="1.8406902879729">
                <text:p>1.84069028797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61">
                <text:p>1361</text:p>
              </table:table-cell>
              <table:table-cell office:value-type="float" office:value="1.86042738182709">
                <text:p>1.860427381827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0">
                <text:p>1480</text:p>
              </table:table-cell>
              <table:table-cell office:value-type="float" office:value="1.92326576576577">
                <text:p>1.923265765765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3">
                <text:p>1503</text:p>
              </table:table-cell>
              <table:table-cell office:value-type="float" office:value="1.7133954313595">
                <text:p>1.7133954313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5">
                <text:p>1685</text:p>
              </table:table-cell>
              <table:table-cell office:value-type="float" office:value="1.5257658068934">
                <text:p>1.52576580689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8">
                <text:p>1698</text:p>
              </table:table-cell>
              <table:table-cell office:value-type="float" office:value="1.43876053275347">
                <text:p>1.43876053275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73">
                <text:p>1873</text:p>
              </table:table-cell>
              <table:table-cell office:value-type="float" office:value="1.44933643505453">
                <text:p>1.44933643505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3">
                <text:p>1963</text:p>
              </table:table-cell>
              <table:table-cell office:value-type="float" office:value="1.41673095116804">
                <text:p>1.416730951168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3">
                <text:p>1963</text:p>
              </table:table-cell>
              <table:table-cell office:value-type="float" office:value="1.43319263517939">
                <text:p>1.433192635179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4">
                <text:p>2024</text:p>
              </table:table-cell>
              <table:table-cell office:value-type="float" office:value="1.43054065499718">
                <text:p>1.430540654997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08">
                <text:p>2208</text:p>
              </table:table-cell>
              <table:table-cell office:value-type="float" office:value="1.37234601449275">
                <text:p>1.37234601449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3">
                <text:p>2343</text:p>
              </table:table-cell>
              <table:table-cell office:value-type="float" office:value="1.32020379854887">
                <text:p>1.32020379854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67">
                <text:p>2467</text:p>
              </table:table-cell>
              <table:table-cell office:value-type="float" office:value="1.39201205918119">
                <text:p>1.39201205918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96">
                <text:p>2496</text:p>
              </table:table-cell>
              <table:table-cell office:value-type="float" office:value="1.32887369791667">
                <text:p>1.32887369791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02">
                <text:p>2702</text:p>
              </table:table-cell>
              <table:table-cell office:value-type="float" office:value="1.67802091043671">
                <text:p>1.67802091043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32">
                <text:p>2832</text:p>
              </table:table-cell>
              <table:table-cell office:value-type="float" office:value="1.47147284996861">
                <text:p>1.47147284996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34">
                <text:p>2834</text:p>
              </table:table-cell>
              <table:table-cell office:value-type="float" office:value="1.54724770642202">
                <text:p>1.54724770642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5">
                <text:p>2995</text:p>
              </table:table-cell>
              <table:table-cell office:value-type="float" office:value="1.59625061376804">
                <text:p>1.59625061376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83">
                <text:p>3083</text:p>
              </table:table-cell>
              <table:table-cell office:value-type="float" office:value="1.61084621760911">
                <text:p>1.610846217609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05">
                <text:p>3205</text:p>
              </table:table-cell>
              <table:table-cell office:value-type="float" office:value="1.52832379961865">
                <text:p>1.528323799618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42">
                <text:p>3442</text:p>
              </table:table-cell>
              <table:table-cell office:value-type="float" office:value="1.53665249701826">
                <text:p>1.53665249701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34">
                <text:p>3434</text:p>
              </table:table-cell>
              <table:table-cell office:value-type="float" office:value="1.23199276584005">
                <text:p>1.23199276584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72">
                <text:p>3572</text:p>
              </table:table-cell>
              <table:table-cell office:value-type="float" office:value="1.4437348971533">
                <text:p>1.4437348971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89">
                <text:p>3889</text:p>
              </table:table-cell>
              <table:table-cell office:value-type="float" office:value="1.69134739007457">
                <text:p>1.691347390074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14">
                <text:p>3814</text:p>
              </table:table-cell>
              <table:table-cell office:value-type="float" office:value="1.30593995804929">
                <text:p>1.305939958049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37">
                <text:p>4137</text:p>
              </table:table-cell>
              <table:table-cell office:value-type="float" office:value="1.32178827537783">
                <text:p>1.32178827537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4">
                <text:p>4124</text:p>
              </table:table-cell>
              <table:table-cell office:value-type="float" office:value="1.34610814742968">
                <text:p>1.34610814742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38">
                <text:p>4338</text:p>
              </table:table-cell>
              <table:table-cell office:value-type="float" office:value="1.37169861028782">
                <text:p>1.371698610287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1">
                <text:p>4581</text:p>
              </table:table-cell>
              <table:table-cell office:value-type="float" office:value="1.43136671230974">
                <text:p>1.431366712309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70">
                <text:p>4670</text:p>
              </table:table-cell>
              <table:table-cell office:value-type="float" office:value="1.59556838283214">
                <text:p>1.595568382832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03">
                <text:p>4803</text:p>
              </table:table-cell>
              <table:table-cell office:value-type="float" office:value="1.32420078360116">
                <text:p>1.32420078360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97">
                <text:p>4897</text:p>
              </table:table-cell>
              <table:table-cell office:value-type="float" office:value="1.29078140121281">
                <text:p>1.290781401212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32">
                <text:p>5032</text:p>
              </table:table-cell>
              <table:table-cell office:value-type="float" office:value="1.46276007465266">
                <text:p>1.462760074652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12">
                <text:p>5412</text:p>
              </table:table-cell>
              <table:table-cell office:value-type="float" office:value="1.23639320029564">
                <text:p>1.236393200295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03">
                <text:p>5503</text:p>
              </table:table-cell>
              <table:table-cell office:value-type="float" office:value="1.21421769943667">
                <text:p>1.21421769943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47">
                <text:p>5547</text:p>
              </table:table-cell>
              <table:table-cell office:value-type="float" office:value="1.22110299861787">
                <text:p>1.22110299861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65">
                <text:p>5865</text:p>
              </table:table-cell>
              <table:table-cell office:value-type="float" office:value="1.19500950882025">
                <text:p>1.19500950882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68">
                <text:p>5968</text:p>
              </table:table-cell>
              <table:table-cell office:value-type="float" office:value="1.20697050938338">
                <text:p>1.20697050938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63">
                <text:p>6263</text:p>
              </table:table-cell>
              <table:table-cell office:value-type="float" office:value="1.18054890272677">
                <text:p>1.18054890272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07">
                <text:p>6307</text:p>
              </table:table-cell>
              <table:table-cell office:value-type="float" office:value="1.25389981827274">
                <text:p>1.25389981827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63">
                <text:p>6363</text:p>
              </table:table-cell>
              <table:table-cell office:value-type="float" office:value="1.46017843542596">
                <text:p>1.46017843542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11">
                <text:p>6511</text:p>
              </table:table-cell>
              <table:table-cell office:value-type="float" office:value="1.42493767943008">
                <text:p>1.42493767943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4">
                <text:p>6634</text:p>
              </table:table-cell>
              <table:table-cell office:value-type="float" office:value="1.36263653440319">
                <text:p>1.362636534403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61">
                <text:p>7061</text:p>
              </table:table-cell>
              <table:table-cell office:value-type="float" office:value="1.23176098084043">
                <text:p>1.231760980840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21">
                <text:p>7121</text:p>
              </table:table-cell>
              <table:table-cell office:value-type="float" office:value="1.20772564045981">
                <text:p>1.20772564045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05">
                <text:p>7305</text:p>
              </table:table-cell>
              <table:table-cell office:value-type="float" office:value="1.24899775105114">
                <text:p>1.24899775105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33">
                <text:p>7533</text:p>
              </table:table-cell>
              <table:table-cell office:value-type="float" office:value="1.24693189048646">
                <text:p>1.246931890486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43">
                <text:p>7643</text:p>
              </table:table-cell>
              <table:table-cell office:value-type="float" office:value="1.20451438548683">
                <text:p>1.204514385486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12">
                <text:p>8012</text:p>
              </table:table-cell>
              <table:table-cell office:value-type="float" office:value="1.20944000665668">
                <text:p>1.209440006656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0">
                <text:p>8150</text:p>
              </table:table-cell>
              <table:table-cell office:value-type="float" office:value="1.38977914110429">
                <text:p>1.38977914110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03">
                <text:p>8303</text:p>
              </table:table-cell>
              <table:table-cell office:value-type="float" office:value="1.20390997424172">
                <text:p>1.20390997424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60">
                <text:p>8460</text:p>
              </table:table-cell>
              <table:table-cell office:value-type="float" office:value="1.32102112407535">
                <text:p>1.321021124075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26">
                <text:p>8626</text:p>
              </table:table-cell>
              <table:table-cell office:value-type="float" office:value="1.28438778486646">
                <text:p>1.284387784866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40">
                <text:p>8940</text:p>
              </table:table-cell>
              <table:table-cell office:value-type="float" office:value="1.28791946308725">
                <text:p>1.28791946308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26">
                <text:p>9326</text:p>
              </table:table-cell>
              <table:table-cell office:value-type="float" office:value="1.30138859103581">
                <text:p>1.301388591035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79">
                <text:p>9479</text:p>
              </table:table-cell>
              <table:table-cell office:value-type="float" office:value="1.32263664176313">
                <text:p>1.322636641763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79">
                <text:p>9579</text:p>
              </table:table-cell>
              <table:table-cell office:value-type="float" office:value="1.28816508334203">
                <text:p>1.288165083342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68">
                <text:p>9768</text:p>
              </table:table-cell>
              <table:table-cell office:value-type="float" office:value="1.39644603280967">
                <text:p>1.396446032809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16">
                <text:p>10216</text:p>
              </table:table-cell>
              <table:table-cell office:value-type="float" office:value="1.28540944177201">
                <text:p>1.285409441772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85">
                <text:p>10385</text:p>
              </table:table-cell>
              <table:table-cell office:value-type="float" office:value="1.25464199738634">
                <text:p>1.254641997386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87">
                <text:p>10687</text:p>
              </table:table-cell>
              <table:table-cell office:value-type="float" office:value="1.31875843815584">
                <text:p>1.318758438155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06">
                <text:p>10706</text:p>
              </table:table-cell>
              <table:table-cell office:value-type="float" office:value="1.26834381551363">
                <text:p>1.268343815513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48">
                <text:p>10948</text:p>
              </table:table-cell>
              <table:table-cell office:value-type="float" office:value="1.28211023539851">
                <text:p>1.282110235398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20">
                <text:p>11220</text:p>
              </table:table-cell>
              <table:table-cell office:value-type="float" office:value="1.34210084033613">
                <text:p>1.34210084033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81">
                <text:p>11681</text:p>
              </table:table-cell>
              <table:table-cell office:value-type="float" office:value="1.32154549892757">
                <text:p>1.321545498927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88">
                <text:p>11688</text:p>
              </table:table-cell>
              <table:table-cell office:value-type="float" office:value="1.2674792348817">
                <text:p>1.2674792348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27">
                <text:p>12027</text:p>
              </table:table-cell>
              <table:table-cell office:value-type="float" office:value="1.30953327985007">
                <text:p>1.30953327985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190">
                <text:p>12190</text:p>
              </table:table-cell>
              <table:table-cell office:value-type="float" office:value="1.30505807175856">
                <text:p>1.305058071758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31">
                <text:p>12531</text:p>
              </table:table-cell>
              <table:table-cell office:value-type="float" office:value="1.40903191663622">
                <text:p>1.409031916636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80">
                <text:p>12780</text:p>
              </table:table-cell>
              <table:table-cell office:value-type="float" office:value="1.36817744071265">
                <text:p>1.36817744071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3.952cm" style:legend-expansion="high" chart:style-name="ch2"/>
        <chart:plot-area chart:style-name="ch3" table:cell-range-address="Sheet1.F1:Sheet1.F101 Sheet1.H1:Sheet1.H101" chart:data-source-has-labels="row" svg:x="0.77cm" svg:y="0.855cm" svg:width="11.738cm" svg:height="7.545cm">
          <chartooo:coordinate-region svg:x="2.317cm" svg:y="1.054cm" svg:width="10.191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1" chart:label-cell-address="Sheet1.F1:Sheet1.F1" chart:class="chart:line">
            <chart:data-point chart:repeated="100"/>
          </chart:series>
          <chart:series chart:style-name="ch7" chart:values-cell-range-address="Sheet1.H2:Sheet1.H101" chart:label-cell-address="Sheet1.H1:Sheet1.H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*sqrt(m)</text:p>
                <draw:g>
                  <svg:desc>Sheet1.F1:Sheet1.F1</svg:desc>
                </draw:g>
              </table:table-cell>
              <table:table-cell office:value-type="string">
                <text:p>Ms/100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:Sheet1.F101</svg:desc>
                </draw:g>
              </table:table-cell>
              <table:table-cell office:value-type="float" office:value="13">
                <text:p>13</text:p>
                <draw:g>
                  <svg:desc>Sheet1.H2:Sheet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">
                <text:p>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">
                <text:p>1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">
                <text:p>2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3">
                <text:p>3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5">
                <text:p>71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8">
                <text:p>8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5">
                <text:p>146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0">
                <text:p>17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74">
                <text:p>317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48">
                <text:p>364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34">
                <text:p>38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64">
                <text:p>556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01">
                <text:p>7701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90">
                <text:p>809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77">
                <text:p>957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0">
                <text:p>993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52">
                <text:p>13252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33">
                <text:p>1473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571">
                <text:p>1657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83">
                <text:p>1968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621">
                <text:p>2062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971">
                <text:p>25971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180">
                <text:p>27180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188">
                <text:p>29188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23">
                <text:p>3402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100">
                <text:p>39100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098">
                <text:p>45098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224">
                <text:p>46224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209">
                <text:p>50209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936">
                <text:p>56936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269">
                <text:p>58269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167">
                <text:p>69167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969">
                <text:p>69969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060">
                <text:p>8106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972">
                <text:p>86972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972">
                <text:p>86972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057">
                <text:p>91057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752">
                <text:p>103752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3411">
                <text:p>113411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533">
                <text:p>122533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700">
                <text:p>124700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452">
                <text:p>140452</text:p>
              </table:table-cell>
              <table:table-cell office:value-type="float" office:value="7254">
                <text:p>72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709">
                <text:p>150709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868">
                <text:p>150868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3906">
                <text:p>163906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182">
                <text:p>171182</text:p>
              </table:table-cell>
              <table:table-cell office:value-type="float" office:value="8939">
                <text:p>8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443">
                <text:p>181443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937">
                <text:p>201937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233">
                <text:p>201233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3484">
                <text:p>213484</text:p>
              </table:table-cell>
              <table:table-cell office:value-type="float" office:value="9798">
                <text:p>97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2525">
                <text:p>242525</text:p>
              </table:table-cell>
              <table:table-cell office:value-type="float" office:value="13155">
                <text:p>13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543">
                <text:p>235543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6089">
                <text:p>266089</text:p>
              </table:table-cell>
              <table:table-cell office:value-type="float" office:value="11483">
                <text:p>11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4836">
                <text:p>264836</text:p>
              </table:table-cell>
              <table:table-cell office:value-type="float" office:value="11103">
                <text:p>11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715">
                <text:p>285715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0056">
                <text:p>310056</text:p>
              </table:table-cell>
              <table:table-cell office:value-type="float" office:value="14426">
                <text:p>14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9135">
                <text:p>319135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2865">
                <text:p>332865</text:p>
              </table:table-cell>
              <table:table-cell office:value-type="float" office:value="13992">
                <text:p>13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2685">
                <text:p>342685</text:p>
              </table:table-cell>
              <table:table-cell office:value-type="float" office:value="14538">
                <text:p>14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6952">
                <text:p>356952</text:p>
              </table:table-cell>
              <table:table-cell office:value-type="float" office:value="16929">
                <text:p>169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8140">
                <text:p>398140</text:p>
              </table:table-cell>
              <table:table-cell office:value-type="float" office:value="16728">
                <text:p>16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8224">
                <text:p>408224</text:p>
              </table:table-cell>
              <table:table-cell office:value-type="float" office:value="16705">
                <text:p>167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3130">
                <text:p>413130</text:p>
              </table:table-cell>
              <table:table-cell office:value-type="float" office:value="16256">
                <text:p>16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9160">
                <text:p>449160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1044">
                <text:p>461044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5648">
                <text:p>495648</text:p>
              </table:table-cell>
              <table:table-cell office:value-type="float" office:value="19963">
                <text:p>19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0880">
                <text:p>500880</text:p>
              </table:table-cell>
              <table:table-cell office:value-type="float" office:value="20562">
                <text:p>20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7566">
                <text:p>507566</text:p>
              </table:table-cell>
              <table:table-cell office:value-type="float" office:value="24157">
                <text:p>241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377">
                <text:p>525377</text:p>
              </table:table-cell>
              <table:table-cell office:value-type="float" office:value="24122">
                <text:p>24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0335">
                <text:p>540335</text:p>
              </table:table-cell>
              <table:table-cell office:value-type="float" office:value="23503">
                <text:p>23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3334">
                <text:p>593334</text:p>
              </table:table-cell>
              <table:table-cell office:value-type="float" office:value="24353">
                <text:p>24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0912">
                <text:p>600912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4353">
                <text:p>624353</text:p>
              </table:table-cell>
              <table:table-cell office:value-type="float" office:value="25547">
                <text:p>25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3810">
                <text:p>653810</text:p>
              </table:table-cell>
              <table:table-cell office:value-type="float" office:value="27240">
                <text:p>272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8183">
                <text:p>668183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7152">
                <text:p>717152</text:p>
              </table:table-cell>
              <table:table-cell office:value-type="float" office:value="29070">
                <text:p>290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5760">
                <text:p>735760</text:p>
              </table:table-cell>
              <table:table-cell office:value-type="float" office:value="33980">
                <text:p>339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6575">
                <text:p>756575</text:p>
              </table:table-cell>
              <table:table-cell office:value-type="float" office:value="30988">
                <text:p>30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8136">
                <text:p>778136</text:p>
              </table:table-cell>
              <table:table-cell office:value-type="float" office:value="34645">
                <text:p>3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1150">
                <text:p>801150</text:p>
              </table:table-cell>
              <table:table-cell office:value-type="float" office:value="34345">
                <text:p>34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5291">
                <text:p>845291</text:p>
              </table:table-cell>
              <table:table-cell office:value-type="float" office:value="36845">
                <text:p>36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0623">
                <text:p>900623</text:p>
              </table:table-cell>
              <table:table-cell office:value-type="float" office:value="38838">
                <text:p>38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2876">
                <text:p>922876</text:p>
              </table:table-cell>
              <table:table-cell office:value-type="float" office:value="41373">
                <text:p>413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7519">
                <text:p>937519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5402">
                <text:p>965402</text:p>
              </table:table-cell>
              <table:table-cell office:value-type="float" office:value="45014">
                <text:p>450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2574">
                <text:p>1032574</text:p>
              </table:table-cell>
              <table:table-cell office:value-type="float" office:value="45961">
                <text:p>45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8302">
                <text:p>1058302</text:p>
              </table:table-cell>
              <table:table-cell office:value-type="float" office:value="45603">
                <text:p>45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4800">
                <text:p>1104800</text:p>
              </table:table-cell>
              <table:table-cell office:value-type="float" office:value="49328">
                <text:p>49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7747">
                <text:p>1107747</text:p>
              </table:table-cell>
              <table:table-cell office:value-type="float" office:value="48884">
                <text:p>488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45518">
                <text:p>1145518</text:p>
              </table:table-cell>
              <table:table-cell office:value-type="float" office:value="49128">
                <text:p>49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8472">
                <text:p>1188472</text:p>
              </table:table-cell>
              <table:table-cell office:value-type="float" office:value="52704">
                <text:p>527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62467">
                <text:p>1262467</text:p>
              </table:table-cell>
              <table:table-cell office:value-type="float" office:value="57117">
                <text:p>57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3601">
                <text:p>1263601</text:p>
              </table:table-cell>
              <table:table-cell office:value-type="float" office:value="54813">
                <text:p>54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18973">
                <text:p>1318973</text:p>
              </table:table-cell>
              <table:table-cell office:value-type="float" office:value="58274">
                <text:p>58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45877">
                <text:p>1345877</text:p>
              </table:table-cell>
              <table:table-cell office:value-type="float" office:value="60453">
                <text:p>60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2744">
                <text:p>1402744</text:p>
              </table:table-cell>
              <table:table-cell office:value-type="float" office:value="67095">
                <text:p>670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4761">
                <text:p>1444761</text:p>
              </table:table-cell>
              <table:table-cell office:value-type="float" office:value="68193">
                <text:p>68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